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eorgia" svg:font-family="Georgia, 'Times New Roman', Times, serif"/>
    <style:font-face style:name="Google Sans" svg:font-family="'Google Sans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50%"/>
    </style:style>
    <style:style style:name="P2" style:family="paragraph" style:parent-style-name="Text_20_body">
      <style:paragraph-properties fo:margin-top="0cm" fo:margin-bottom="0cm" loext:contextual-spacing="false" fo:line-height="120%"/>
    </style:style>
    <style:style style:name="P3" style:family="paragraph" style:parent-style-name="Text_20_body">
      <style:paragraph-properties fo:margin-top="0cm" fo:margin-bottom="0cm" loext:contextual-spacing="false" fo:line-height="120%"/>
      <style:text-properties style:font-name="Liberation Sans" fo:font-size="12pt" fo:letter-spacing="normal" fo:font-weight="bold" style:font-size-asian="12pt" style:font-size-complex="12pt"/>
    </style:style>
    <style:style style:name="P4" style:family="paragraph" style:parent-style-name="Text_20_body">
      <style:paragraph-properties fo:margin-top="0cm" fo:margin-bottom="0.847cm" loext:contextual-spacing="false" fo:line-height="150%"/>
      <style:text-properties style:font-name="Liberation Sans" fo:font-size="12pt" fo:letter-spacing="normal" fo:font-weight="normal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cm" fo:margin-bottom="0.847cm" loext:contextual-spacing="false" fo:line-height="150%"/>
      <style:text-properties style:font-name="Liberation Sans" fo:font-size="12pt" fo:letter-spacing="normal" fo:font-weight="normal" officeooo:paragraph-rsid="0011d46f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.847cm" loext:contextual-spacing="false" fo:line-height="150%"/>
      <style:text-properties style:font-name="Liberation Sans" fo:font-size="12pt" fo:letter-spacing="normal" fo:font-weight="normal" officeooo:paragraph-rsid="001211bc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cm" fo:margin-bottom="0.847cm" loext:contextual-spacing="false" fo:line-height="150%"/>
      <style:text-properties style:font-name="Liberation Sans" fo:font-size="12pt" fo:letter-spacing="normal" fo:font-weight="normal" style:font-size-asian="12pt" style:font-size-complex="12pt"/>
    </style:style>
    <style:style style:name="P8" style:family="paragraph" style:parent-style-name="Text_20_body" style:list-style-name="L1">
      <style:paragraph-properties fo:margin-left="1.058cm" fo:margin-right="0cm" fo:margin-top="0cm" fo:margin-bottom="0cm" loext:contextual-spacing="false" fo:line-height="150%" fo:text-indent="0cm" style:auto-text-indent="false"/>
      <style:text-properties style:font-name="Liberation Sans" fo:font-size="12pt" fo:letter-spacing="normal" fo:font-weight="normal" style:font-size-asian="12pt" style:font-weight-asian="normal" style:font-size-complex="12pt" style:font-weight-complex="normal"/>
    </style:style>
    <style:style style:name="P9" style:family="paragraph" style:parent-style-name="Text_20_body" style:list-style-name="L1">
      <style:paragraph-properties fo:margin-left="1.058cm" fo:margin-right="0cm" fo:margin-top="0cm" fo:margin-bottom="0cm" loext:contextual-spacing="false" fo:line-height="150%" fo:text-indent="0cm" style:auto-text-indent="false"/>
      <style:text-properties style:font-name="Liberation Sans" fo:font-size="12pt" fo:letter-spacing="normal" fo:font-weight="normal" officeooo:paragraph-rsid="0011d46f" style:font-size-asian="12pt" style:font-weight-asian="normal" style:font-size-complex="12pt" style:font-weight-complex="normal"/>
    </style:style>
    <style:style style:name="P10" style:family="paragraph" style:parent-style-name="Text_20_body" style:list-style-name="L2">
      <style:paragraph-properties fo:margin-left="1.058cm" fo:margin-right="0cm" fo:margin-top="0cm" fo:margin-bottom="0cm" loext:contextual-spacing="false" fo:line-height="150%" fo:text-indent="0cm" style:auto-text-indent="false"/>
      <style:text-properties style:font-name="Liberation Sans" fo:font-size="12pt" fo:letter-spacing="normal" fo:font-weight="normal" style:font-size-asian="12pt" style:font-weight-asian="normal" style:font-size-complex="12pt" style:font-weight-complex="normal"/>
    </style:style>
    <style:style style:name="P11" style:family="paragraph" style:parent-style-name="Text_20_body" style:list-style-name="L3">
      <style:paragraph-properties fo:margin-left="1.058cm" fo:margin-right="0cm" fo:margin-top="0cm" fo:margin-bottom="0cm" loext:contextual-spacing="false" fo:line-height="150%" fo:text-indent="0cm" style:auto-text-indent="false"/>
      <style:text-properties style:font-name="Liberation Sans" fo:font-size="12pt" fo:letter-spacing="normal" fo:font-weight="normal" style:font-size-asian="12pt" style:font-weight-asian="normal" style:font-size-complex="12pt" style:font-weight-complex="normal"/>
    </style:style>
    <style:style style:name="P12" style:family="paragraph" style:parent-style-name="Text_20_body" style:list-style-name="L4">
      <style:paragraph-properties fo:margin-left="1.058cm" fo:margin-right="0cm" fo:margin-top="0cm" fo:margin-bottom="0cm" loext:contextual-spacing="false" fo:line-height="150%" fo:text-indent="0cm" style:auto-text-indent="false"/>
      <style:text-properties style:font-name="Liberation Sans" fo:font-size="12pt" fo:letter-spacing="normal" fo:font-weight="normal" style:font-size-asian="12pt" style:font-weight-asian="normal" style:font-size-complex="12pt" style:font-weight-complex="normal"/>
    </style:style>
    <style:style style:name="P13" style:family="paragraph" style:parent-style-name="Text_20_body" style:list-style-name="L5">
      <style:paragraph-properties fo:margin-left="1.058cm" fo:margin-right="0cm" fo:margin-top="0cm" fo:margin-bottom="0cm" loext:contextual-spacing="false" fo:line-height="150%" fo:text-indent="0cm" style:auto-text-indent="false"/>
      <style:text-properties style:font-name="Liberation Sans" fo:font-size="12pt" fo:letter-spacing="normal" fo:font-weight="normal" style:font-size-asian="12pt" style:font-weight-asian="normal" style:font-size-complex="12pt" style:font-weight-complex="normal"/>
    </style:style>
    <style:style style:name="P14" style:family="paragraph" style:parent-style-name="Text_20_body" style:list-style-name="L6">
      <style:paragraph-properties fo:margin-left="1.058cm" fo:margin-right="0cm" fo:margin-top="0cm" fo:margin-bottom="0cm" loext:contextual-spacing="false" fo:line-height="150%" fo:text-indent="0cm" style:auto-text-indent="false"/>
      <style:text-properties style:font-name="Liberation Sans" fo:font-size="12pt" fo:letter-spacing="normal" fo:font-weight="normal" style:font-size-asian="12pt" style:font-weight-asian="normal" style:font-size-complex="12pt" style:font-weight-complex="normal"/>
    </style:style>
    <style:style style:name="P15" style:family="paragraph" style:parent-style-name="Text_20_body" style:list-style-name="L7">
      <style:paragraph-properties fo:margin-left="1.058cm" fo:margin-right="0cm" fo:margin-top="0cm" fo:margin-bottom="0cm" loext:contextual-spacing="false" fo:line-height="150%" fo:text-indent="0cm" style:auto-text-indent="false"/>
      <style:text-properties style:font-name="Liberation Sans" fo:font-size="12pt" fo:letter-spacing="normal" fo:font-weight="normal" style:font-size-asian="12pt" style:font-weight-asian="normal" style:font-size-complex="12pt" style:font-weight-complex="normal"/>
    </style:style>
    <style:style style:name="P16" style:family="paragraph" style:parent-style-name="Text_20_body" style:list-style-name="L8">
      <style:paragraph-properties fo:margin-left="1.058cm" fo:margin-right="0cm" fo:margin-top="0cm" fo:margin-bottom="0cm" loext:contextual-spacing="false" fo:line-height="150%" fo:text-indent="0cm" style:auto-text-indent="false"/>
      <style:text-properties style:font-name="Liberation Sans" fo:font-size="12pt" fo:letter-spacing="normal" fo:font-weight="normal" style:font-size-asian="12pt" style:font-weight-asian="normal" style:font-size-complex="12pt" style:font-weight-complex="normal"/>
    </style:style>
    <style:style style:name="P17" style:family="paragraph" style:parent-style-name="Text_20_body" style:list-style-name="L9">
      <style:paragraph-properties fo:margin-left="1.058cm" fo:margin-right="0cm" fo:margin-top="0cm" fo:margin-bottom="0cm" loext:contextual-spacing="false" fo:line-height="150%" fo:text-indent="0cm" style:auto-text-indent="false"/>
      <style:text-properties style:font-name="Liberation Sans" fo:font-size="12pt" fo:letter-spacing="normal" fo:font-weight="normal" style:font-size-asian="12pt" style:font-weight-asian="normal" style:font-size-complex="12pt" style:font-weight-complex="normal"/>
    </style:style>
    <style:style style:name="P18" style:family="paragraph" style:parent-style-name="Text_20_body" style:list-style-name="L10">
      <style:paragraph-properties fo:margin-left="1.058cm" fo:margin-right="0cm" fo:margin-top="0cm" fo:margin-bottom="0cm" loext:contextual-spacing="false" fo:line-height="150%" fo:text-indent="0cm" style:auto-text-indent="false"/>
      <style:text-properties style:font-name="Liberation Sans" fo:font-size="12pt" fo:letter-spacing="normal" fo:font-weight="normal" style:font-size-asian="12pt" style:font-weight-asian="normal" style:font-size-complex="12pt" style:font-weight-complex="normal"/>
    </style:style>
    <style:style style:name="P19" style:family="paragraph" style:parent-style-name="Text_20_body" style:list-style-name="L11">
      <style:paragraph-properties fo:margin-left="1.058cm" fo:margin-right="0cm" fo:margin-top="0cm" fo:margin-bottom="0cm" loext:contextual-spacing="false" fo:line-height="150%" fo:text-indent="0cm" style:auto-text-indent="false"/>
      <style:text-properties style:font-name="Liberation Sans" fo:font-size="12pt" fo:letter-spacing="normal" fo:font-weight="normal" style:font-size-asian="12pt" style:font-size-complex="12pt"/>
    </style:style>
    <style:style style:name="P20" style:family="paragraph" style:parent-style-name="Text_20_body" style:list-style-name="L12">
      <style:paragraph-properties fo:margin-left="1.058cm" fo:margin-right="0cm" fo:margin-top="0cm" fo:margin-bottom="0cm" loext:contextual-spacing="false" fo:line-height="150%" fo:text-indent="0cm" style:auto-text-indent="false"/>
      <style:text-properties style:font-name="Liberation Sans" fo:font-size="12pt" fo:letter-spacing="normal" fo:font-weight="normal" style:font-size-asian="12pt" style:font-size-complex="12pt"/>
    </style:style>
    <style:style style:name="P21" style:family="paragraph" style:parent-style-name="Text_20_body" style:list-style-name="L13">
      <style:paragraph-properties fo:margin-left="1.058cm" fo:margin-right="0cm" fo:margin-top="0cm" fo:margin-bottom="0cm" loext:contextual-spacing="false" fo:line-height="150%" fo:text-indent="0cm" style:auto-text-indent="false"/>
      <style:text-properties style:font-name="Liberation Sans" fo:font-size="12pt" fo:letter-spacing="normal" fo:font-weight="normal" style:font-size-asian="12pt" style:font-size-complex="12pt"/>
    </style:style>
    <style:style style:name="P22" style:family="paragraph" style:parent-style-name="Text_20_body" style:list-style-name="L14">
      <style:paragraph-properties fo:margin-left="1.058cm" fo:margin-right="0cm" fo:margin-top="0cm" fo:margin-bottom="0cm" loext:contextual-spacing="false" fo:line-height="150%" fo:text-indent="0cm" style:auto-text-indent="false"/>
      <style:text-properties style:font-name="Liberation Sans" fo:font-size="12pt" fo:letter-spacing="normal" fo:font-weight="normal" style:font-size-asian="12pt" style:font-size-complex="12pt"/>
    </style:style>
    <style:style style:name="P23" style:family="paragraph" style:parent-style-name="Text_20_body" style:list-style-name="L15">
      <style:paragraph-properties fo:margin-left="1.058cm" fo:margin-right="0cm" fo:margin-top="0cm" fo:margin-bottom="0cm" loext:contextual-spacing="false" fo:line-height="150%" fo:text-indent="0cm" style:auto-text-indent="false"/>
      <style:text-properties style:font-name="Liberation Sans" fo:font-size="12pt" fo:letter-spacing="normal" fo:font-weight="normal" style:font-size-asian="12pt" style:font-size-complex="12pt"/>
    </style:style>
    <style:style style:name="P24" style:family="paragraph" style:parent-style-name="Text_20_body" style:list-style-name="L16">
      <style:paragraph-properties fo:margin-left="1.058cm" fo:margin-right="0cm" fo:margin-top="0cm" fo:margin-bottom="0cm" loext:contextual-spacing="false" fo:line-height="150%" fo:text-indent="0cm" style:auto-text-indent="false"/>
      <style:text-properties style:font-name="Liberation Sans" fo:font-size="12pt" fo:letter-spacing="normal" fo:font-weight="normal" style:font-size-asian="12pt" style:font-size-complex="12pt"/>
    </style:style>
    <style:style style:name="P25" style:family="paragraph" style:parent-style-name="Text_20_body" style:list-style-name="L17">
      <style:paragraph-properties fo:margin-left="1.058cm" fo:margin-right="0cm" fo:margin-top="0cm" fo:margin-bottom="0cm" loext:contextual-spacing="false" fo:line-height="150%" fo:text-indent="0cm" style:auto-text-indent="false"/>
      <style:text-properties style:font-name="Liberation Sans" fo:font-size="12pt" fo:letter-spacing="normal" fo:font-weight="normal" style:font-size-asian="12pt" style:font-size-complex="12pt"/>
    </style:style>
    <style:style style:name="P26" style:family="paragraph" style:parent-style-name="Text_20_body" style:list-style-name="L18">
      <style:paragraph-properties fo:margin-left="1.058cm" fo:margin-right="0cm" fo:margin-top="0cm" fo:margin-bottom="0cm" loext:contextual-spacing="false" fo:line-height="150%" fo:text-indent="0cm" style:auto-text-indent="false"/>
      <style:text-properties style:font-name="Liberation Sans" fo:font-size="12pt" fo:letter-spacing="normal" fo:font-weight="normal" style:font-size-asian="12pt" style:font-size-complex="12pt"/>
    </style:style>
    <style:style style:name="P27" style:family="paragraph" style:parent-style-name="Text_20_body" style:list-style-name="L19">
      <style:paragraph-properties fo:margin-left="1.058cm" fo:margin-right="0cm" fo:margin-top="0cm" fo:margin-bottom="0cm" loext:contextual-spacing="false" fo:line-height="150%" fo:text-indent="0cm" style:auto-text-indent="false"/>
      <style:text-properties style:font-name="Liberation Sans" fo:font-size="12pt" fo:letter-spacing="normal" fo:font-weight="normal" style:font-size-asian="12pt" style:font-size-complex="12pt"/>
    </style:style>
    <style:style style:name="P28" style:family="paragraph" style:parent-style-name="Text_20_body" style:list-style-name="L20">
      <style:paragraph-properties fo:margin-left="1.058cm" fo:margin-right="0cm" fo:margin-top="0cm" fo:margin-bottom="0cm" loext:contextual-spacing="false" fo:line-height="150%" fo:text-indent="0cm" style:auto-text-indent="false"/>
      <style:text-properties style:font-name="Liberation Sans" fo:font-size="12pt" fo:letter-spacing="normal" fo:font-weight="normal" style:font-size-asian="12pt" style:font-size-complex="12pt"/>
    </style:style>
    <style:style style:name="P29" style:family="paragraph" style:parent-style-name="Text_20_body" style:list-style-name="L21">
      <style:paragraph-properties fo:margin-left="1.058cm" fo:margin-right="0cm" fo:margin-top="0cm" fo:margin-bottom="0cm" loext:contextual-spacing="false" fo:line-height="150%" fo:text-indent="0cm" style:auto-text-indent="false"/>
      <style:text-properties style:font-name="Liberation Sans" fo:font-size="12pt" fo:letter-spacing="normal" fo:font-weight="normal" style:font-size-asian="12pt" style:font-size-complex="12pt"/>
    </style:style>
    <style:style style:name="P30" style:family="paragraph" style:parent-style-name="Text_20_body" style:list-style-name="L22">
      <style:paragraph-properties fo:margin-left="1.058cm" fo:margin-right="0cm" fo:margin-top="0cm" fo:margin-bottom="0cm" loext:contextual-spacing="false" fo:line-height="150%" fo:text-indent="0cm" style:auto-text-indent="false"/>
      <style:text-properties style:font-name="Liberation Sans" fo:font-size="12pt" fo:letter-spacing="normal" fo:font-weight="normal" style:font-size-asian="12pt" style:font-size-complex="12pt"/>
    </style:style>
    <style:style style:name="P31" style:family="paragraph" style:parent-style-name="Text_20_body" style:list-style-name="L23">
      <style:paragraph-properties fo:margin-left="1.058cm" fo:margin-right="0cm" fo:margin-top="0cm" fo:margin-bottom="0cm" loext:contextual-spacing="false" fo:line-height="150%" fo:text-indent="0cm" style:auto-text-indent="false"/>
      <style:text-properties style:font-name="Liberation Sans" fo:font-size="12pt" fo:letter-spacing="normal" fo:font-weight="normal" style:font-size-asian="12pt" style:font-size-complex="12pt"/>
    </style:style>
    <style:style style:name="P32" style:family="paragraph" style:parent-style-name="Text_20_body" style:list-style-name="L24">
      <style:paragraph-properties fo:margin-left="1.058cm" fo:margin-right="0cm" fo:margin-top="0cm" fo:margin-bottom="0cm" loext:contextual-spacing="false" fo:line-height="150%" fo:text-indent="0cm" style:auto-text-indent="false"/>
      <style:text-properties style:font-name="Liberation Sans" fo:font-size="12pt" fo:letter-spacing="normal" fo:font-weight="normal" style:font-size-asian="12pt" style:font-size-complex="12pt"/>
    </style:style>
    <style:style style:name="P33" style:family="paragraph" style:parent-style-name="Text_20_body" style:list-style-name="L25">
      <style:paragraph-properties fo:margin-left="1.058cm" fo:margin-right="0cm" fo:margin-top="0cm" fo:margin-bottom="0cm" loext:contextual-spacing="false" fo:line-height="150%" fo:text-indent="0cm" style:auto-text-indent="false"/>
      <style:text-properties style:font-name="Liberation Sans" fo:font-size="12pt" fo:letter-spacing="normal" fo:font-weight="normal" style:font-size-asian="12pt" style:font-size-complex="12pt"/>
    </style:style>
    <style:style style:name="P34" style:family="paragraph" style:parent-style-name="Text_20_body" style:list-style-name="L26">
      <style:paragraph-properties fo:margin-left="1.058cm" fo:margin-right="0cm" fo:margin-top="0cm" fo:margin-bottom="0cm" loext:contextual-spacing="false" fo:line-height="150%" fo:text-indent="0cm" style:auto-text-indent="false"/>
      <style:text-properties style:font-name="Liberation Sans" fo:font-size="12pt" fo:letter-spacing="normal" fo:font-weight="normal" style:font-size-asian="12pt" style:font-size-complex="12pt"/>
    </style:style>
    <style:style style:name="P35" style:family="paragraph" style:parent-style-name="Text_20_body" style:list-style-name="L27">
      <style:paragraph-properties fo:margin-left="1.058cm" fo:margin-right="0cm" fo:margin-top="0cm" fo:margin-bottom="0cm" loext:contextual-spacing="false" fo:line-height="150%" fo:text-indent="0cm" style:auto-text-indent="false"/>
      <style:text-properties style:font-name="Liberation Sans" fo:font-size="12pt" fo:letter-spacing="normal" fo:font-weight="normal" style:font-size-asian="12pt" style:font-size-complex="12pt"/>
    </style:style>
    <style:style style:name="P36" style:family="paragraph" style:parent-style-name="Text_20_body" style:list-style-name="L28">
      <style:paragraph-properties fo:margin-left="1.058cm" fo:margin-right="0cm" fo:margin-top="0cm" fo:margin-bottom="0cm" loext:contextual-spacing="false" fo:line-height="150%" fo:text-indent="0cm" style:auto-text-indent="false"/>
      <style:text-properties style:font-name="Liberation Sans" fo:font-size="12pt" fo:letter-spacing="normal" fo:font-weight="normal" style:font-size-asian="12pt" style:font-size-complex="12pt"/>
    </style:style>
    <style:style style:name="P37" style:family="paragraph" style:parent-style-name="Text_20_body" style:list-style-name="L29">
      <style:paragraph-properties fo:margin-left="1.058cm" fo:margin-right="0cm" fo:margin-top="0cm" fo:margin-bottom="0cm" loext:contextual-spacing="false" fo:line-height="150%" fo:text-indent="0cm" style:auto-text-indent="false"/>
      <style:text-properties style:font-name="Liberation Sans" fo:font-size="12pt" fo:letter-spacing="normal" fo:font-weight="normal" style:font-size-asian="12pt" style:font-size-complex="12pt"/>
    </style:style>
    <style:style style:name="P38" style:family="paragraph" style:parent-style-name="Text_20_body" style:list-style-name="L30">
      <style:paragraph-properties fo:margin-left="1.058cm" fo:margin-right="0cm" fo:margin-top="0cm" fo:margin-bottom="0cm" loext:contextual-spacing="false" fo:line-height="150%" fo:text-indent="0cm" style:auto-text-indent="false"/>
      <style:text-properties style:font-name="Liberation Sans" fo:font-size="12pt" fo:letter-spacing="normal" fo:font-weight="normal" style:font-size-asian="12pt" style:font-size-complex="12pt"/>
    </style:style>
    <style:style style:name="P39" style:family="paragraph" style:parent-style-name="Text_20_body" style:list-style-name="L10">
      <style:paragraph-properties fo:margin-left="1.058cm" fo:margin-right="0cm" fo:margin-top="0cm" fo:margin-bottom="0.423cm" loext:contextual-spacing="false" fo:line-height="150%" fo:text-indent="0cm" style:auto-text-indent="false"/>
      <style:text-properties style:font-name="Liberation Sans" fo:font-size="12pt" fo:letter-spacing="normal" fo:font-weight="normal" style:font-size-asian="12pt" style:font-weight-asian="normal" style:font-size-complex="12pt" style:font-weight-complex="normal"/>
    </style:style>
    <style:style style:name="P40" style:family="paragraph" style:parent-style-name="Text_20_body" style:list-style-name="L11">
      <style:paragraph-properties fo:margin-left="1.058cm" fo:margin-right="0cm" fo:margin-top="0cm" fo:margin-bottom="0.423cm" loext:contextual-spacing="false" fo:line-height="150%" fo:text-indent="0cm" style:auto-text-indent="false"/>
      <style:text-properties style:font-name="Liberation Sans" fo:font-size="12pt" fo:letter-spacing="normal" fo:font-weight="normal" style:font-size-asian="12pt" style:font-size-complex="12pt"/>
    </style:style>
    <style:style style:name="P41" style:family="paragraph" style:parent-style-name="Text_20_body">
      <style:paragraph-properties fo:margin-top="0cm" fo:margin-bottom="0.847cm" loext:contextual-spacing="false" fo:line-height="150%"/>
      <style:text-properties style:font-name="Liberation Sans" fo:font-size="15pt" fo:letter-spacing="normal" fo:font-weight="bold" style:font-size-asian="15pt" style:font-weight-asian="bold" style:font-size-complex="15pt" style:font-weight-complex="bold"/>
    </style:style>
    <style:style style:name="T1" style:family="text">
      <style:text-properties fo:color="#0091ea" style:text-line-through-style="none" style:text-line-through-type="none" style:font-name="Liberation Sans" fo:font-size="12pt" fo:letter-spacing="normal" style:text-underline-style="none" fo:font-weight="normal" style:text-blinking="false" fo:background-color="transparent" loext:char-shading-value="0" style:font-size-asian="12pt" style:font-size-complex="12pt"/>
    </style:style>
    <style:style style:name="T2" style:family="text">
      <style:text-properties officeooo:rsid="00114706"/>
    </style:style>
    <style:style style:name="T3" style:family="text">
      <style:text-properties officeooo:rsid="0011d46f"/>
    </style:style>
    <style:style style:name="T4" style:family="text">
      <style:text-properties fo:font-variant="normal" fo:text-transform="none" fo:color="#4d5156" fo:font-style="normal"/>
    </style:style>
    <style:style style:name="T5" style:family="text">
      <style:text-properties fo:font-variant="normal" fo:text-transform="none" fo:color="#000000" fo:font-style="normal"/>
    </style:style>
    <style:style style:name="T6" style:family="text">
      <style:text-properties officeooo:rsid="001211bc"/>
    </style:style>
    <style:style style:name="T7" style:family="text">
      <style:text-properties officeooo:rsid="001221a5"/>
    </style:style>
    <style:style style:name="T8" style:family="text">
      <style:text-properties style:font-name="Liberation Sans" fo:font-size="12pt" fo:letter-spacing="normal" fo:font-weight="normal" style:font-size-asian="12pt" style:font-size-complex="12pt"/>
    </style:style>
    <style:style style:name="T9" style:family="text">
      <style:text-properties style:font-name="Liberation Sans" fo:font-size="12pt" fo:letter-spacing="normal" fo:font-weight="bold" style:font-size-asian="12pt" style:font-size-complex="12pt"/>
    </style:style>
    <style:style style:name="T10" style:family="text">
      <style:text-properties style:font-name="Liberation Sans" fo:font-size="12pt" fo:letter-spacing="normal" style:font-size-asian="12pt" style:font-size-complex="12pt"/>
    </style:style>
    <style:style style:name="T11" style:family="text">
      <style:text-properties fo:color="#00000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STATUTO </text:p>
      <text:p text:style-name="P4">CAPÍTULO I</text:p>
      <text:p text:style-name="P4">DA ASSOCIAÇÃO, SEUS FINS, SEDE E DURAÇÃO</text:p>
      <text:p text:style-name="P5">Art. 1º - Sob a denominação de I<text:span text:style-name="T6">greja</text:span> Evangélica <text:span text:style-name="T6">Pentecostal</text:span><text:span text:style-name="T3"> T</text:span><text:span text:style-name="T6">erra</text:span><text:span text:style-name="T3"> </text:span><text:span text:style-name="T6">de</text:span><text:span text:style-name="T3"> M</text:span><text:span text:style-name="T6">ilagre</text:span>, doravante denominada <text:span text:style-name="T6">Ministério Pentecostal </text:span><text:span text:style-name="T2">T</text:span><text:span text:style-name="T6">erra</text:span><text:span text:style-name="T3"> </text:span><text:span text:style-name="T6">de</text:span><text:span text:style-name="T2"> M</text:span><text:span text:style-name="T6">ilagre</text:span>, fica instituída uma sociedade religiosa, constituída de crentes em <text:span text:style-name="T5">Yeshua Hamashia</text:span><text:span text:style-name="T11">,</text:span> com sede e foro n<text:span text:style-name="T3">o</text:span> <text:span text:style-name="T3">Município de Barra Mansa, Bairro</text:span> <text:span text:style-name="T3">Floriano</text:span>, que será regida pelo presente estatuto.</text:p>
      <text:p text:style-name="P4">Art. 2º - A IGREJA tem como finalidades:</text:p>
      <text:list xml:id="list4101455643" text:style-name="L1">
        <text:list-item>
          <text:p text:style-name="P8">prestar culto a Deus, em espírito e verdade;</text:p>
        </text:list-item>
        <text:list-item>
          <text:p text:style-name="P8">pregar o Evangelho;</text:p>
        </text:list-item>
        <text:list-item>
          <text:p text:style-name="P8">batizar os convertidos à fé cristã, seus filhos e menores sob sua guarda, ensinando-lhes a guardar a doutrina e prática das Escrituras do Antigo e Novo Testamentos, na sua pureza e integridade;</text:p>
        </text:list-item>
        <text:list-item>
          <text:p text:style-name="P9">promover a aplicação dos princípios de fraternidade cristã e o crescimento de seus membros na graça e no conhecimento de <text:span text:style-name="T5">Yeshua Hamashia</text:span>.</text:p>
        </text:list-item>
      </text:list>
      <text:p text:style-name="P4">Art. 3º - A IGREJA, fundada em <text:s/><text:span text:style-name="T6">16/05/2023</text:span>, terá duração por prazo indeterminado.</text:p>
      <text:p text:style-name="P4">CAPÍTULO II</text:p>
      <text:p text:style-name="P4">DOS MEMBROS E OBRIGAÇÕES</text:p>
      <text:p text:style-name="P4">Art. 4º - A IGREJA terá número ilimitado de membros, que não responderão subsidiariamente pelas obrigações sociais da mesma.</text:p>
      <text:p text:style-name="P6">Art. 5º - Serão admitidos como membros todos aqueles que professarem sua fé em <text:span text:style-name="T5">Yeshua Hamashia</text:span><text:span text:style-name="T4"> </text:span>como único e suficiente salvador, após processo de avaliação, a critério da Diretoria da IGREJA.</text:p>
      <text:p text:style-name="P4"><text:soft-page-break/>§ único:</text:p>
      <text:p text:style-name="P4">Os membros poderão ser excluídos da IGREJA após processo disciplinar, especificado em seu Regimento Interno.</text:p>
      <text:p text:style-name="P4">Art. 6º – A IGREJA subdividirá seus membros em:</text:p>
      <text:list xml:id="list3960046742" text:style-name="L2">
        <text:list-item>
          <text:p text:style-name="P10">colaboradores ou não-comungantes: fazem parte da IGREJA, mas com direitos restritos, não podendo ser eleitos para cargos de direção, ou participar dos sacramentos;</text:p>
        </text:list-item>
        <text:list-item>
          <text:p text:style-name="P10">efetivos ou comungantes: membros da IGREJA que, tendo passado por processo de admissão, estejam aptos a participar dos sacramentos e ser eleitos (ou escolhidos) para cargos de direção.</text:p>
        </text:list-item>
      </text:list>
      <text:p text:style-name="P4">§ único:</text:p>
      <text:p text:style-name="P4">Todo menor de 18 anos deverá ser arrolado, obrigatoriamente, como membro colaborador da IGREJA, ouvidos seus responsáveis legais.</text:p>
      <text:p text:style-name="P4">CAPÍTULO III</text:p>
      <text:p text:style-name="P4">Seção I - DA ADMINISTRAÇÃO</text:p>
      <text:p text:style-name="P4">Art. 7º - A IGREJA será administrada por sua Diretoria Executiva, composta por:</text:p>
      <text:list xml:id="list2878657506" text:style-name="L3">
        <text:list-item>
          <text:p text:style-name="P11">Presidente (Pastor Titular);</text:p>
        </text:list-item>
        <text:list-item>
          <text:p text:style-name="P11">Vice-presidente;</text:p>
        </text:list-item>
        <text:list-item>
          <text:p text:style-name="P11">Secretário;</text:p>
        </text:list-item>
        <text:list-item>
          <text:p text:style-name="P11">Tesoureiro.</text:p>
        </text:list-item>
      </text:list>
      <text:p text:style-name="P4">Art. 8º</text:p>
      <text:p text:style-name="P4">A Diretoria Executiva será eleita por <text:span text:style-name="T7">tempo indeterminado</text:span>, em Assembleia Geral, sendo obrigada a prestar contas por sua administração periodicamente.</text:p>
      <text:p text:style-name="P4"><text:soft-page-break/>§ único</text:p>
      <text:p text:style-name="P4">No caso de vacância definitiva de qualquer membro da Diretoria Executiva a vaga será preenchida por eleição, em Assembleia Geral.</text:p>
      <text:p text:style-name="P4">Art. 9º</text:p>
      <text:p text:style-name="P4">O trabalho do Pastor Titular, dos membros da Diretoria Executiva ou dos demais órgãos em que se subdividir a IGREJA não constitui vínculo empregatício, ficando vedada remuneração salarial para os referidos cargos.</text:p>
      <text:p text:style-name="P4">§ único</text:p>
      <text:p text:style-name="P4">O Pastor Titular poderá receber subsídio pelas atividades prestadas à IGREJA, como ajuda de custo, nos termos de decisão da Assembleia Geral a respeito.</text:p>
      <text:p text:style-name="P4">Art. 10:</text:p>
      <text:p text:style-name="P4">Compete ao Pastor Titular, enquanto Presidente da IGREJA:</text:p>
      <text:list xml:id="list3277638235" text:style-name="L4">
        <text:list-item>
          <text:p text:style-name="P12">o exercício das funções inerentes à administração;</text:p>
        </text:list-item>
        <text:list-item>
          <text:p text:style-name="P12">a representação da sociedade ativa e passiva, judicial e extrajudicialmente;</text:p>
        </text:list-item>
        <text:list-item>
          <text:p text:style-name="P12">a direção das reuniões da Assembleia Geral.</text:p>
        </text:list-item>
      </text:list>
      <text:p text:style-name="P4">§ único:</text:p>
      <text:p text:style-name="P4">Nos casos de vacância temporária, impedimentos ou ausência do Presidente, este será substituído pelo Vice-presidente, salvo naquelas que forem prerrogativas exclusivas do Ministério pastoral (Art. 11 deste Estatuto).</text:p>
      <text:p text:style-name="P4">Art. 11:</text:p>
      <text:p text:style-name="P4">São prerrogativas exclusivas do Pastor Titular da IGREJA:</text:p>
      <text:list xml:id="list3456760150" text:style-name="L5">
        <text:list-item>
          <text:p text:style-name="P13"><text:soft-page-break/>a direção espiritual da IGREJA;</text:p>
        </text:list-item>
        <text:list-item>
          <text:p text:style-name="P13">a ministração dos sacramentos;</text:p>
        </text:list-item>
        <text:list-item>
          <text:p text:style-name="P13">a condução dos processos disciplinares, mediante processo definido no Regimento Interno.</text:p>
        </text:list-item>
      </text:list>
      <text:p text:style-name="P4">§ único</text:p>
      <text:p text:style-name="P4">O Presidente da IGREJA, enquanto Pastor Titular, poderá escolher membros da comunidade para auxiliá-lo nas prerrogativas do seu Ministério, devendo estas ser aprovadas, previamente, pela IGREJA em Assembleia Geral.</text:p>
      <text:p text:style-name="P4">Art. 11:</text:p>
      <text:p text:style-name="P4">Compete ao Vice-presidente:</text:p>
      <text:list xml:id="list8960592" text:style-name="L6">
        <text:list-item>
          <text:p text:style-name="P14">assessorar o Presidente, nos atos de natureza administrativa, substituindo-o em suas vacâncias ou impedimentos;</text:p>
        </text:list-item>
        <text:list-item>
          <text:p text:style-name="P14">assessorar o Secretário ou o Tesoureiro, substituindo-o em suas vacâncias temporárias ou impedimentos;</text:p>
        </text:list-item>
        <text:list-item>
          <text:p text:style-name="P14">conduzir o processo de eleição de membros da Diretoria, no caso de vacância dos cargos de Presidente, Secretário ou Tesoureiro.</text:p>
        </text:list-item>
      </text:list>
      <text:p text:style-name="P4">§ único</text:p>
      <text:p text:style-name="P4">O Vice-presidente somente poderá assistir à IGREJA nos atos de natureza pastoral caso seja ordenado como Pastor Auxiliar pelo Presidente, com anuência da Assembleia Geral.</text:p>
      <text:p text:style-name="P4">Art. 12:</text:p>
      <text:p text:style-name="P4">Compete ao Secretário:</text:p>
      <text:list xml:id="list3651782101" text:style-name="L7">
        <text:list-item>
          <text:p text:style-name="P15">a superintendência da escrituração e da correspondência da sociedade;</text:p>
        </text:list-item>
        <text:list-item>
          <text:p text:style-name="P15">a redação das atas da Assembleia Geral;</text:p>
        </text:list-item>
        <text:list-item>
          <text:p text:style-name="P15">a manutenção do controle do Rol de Membros da IGREJA;</text:p>
        </text:list-item>
        <text:list-item>
          <text:p text:style-name="P15">a substituição do Vice-presidente, nas funções de natureza administrativa, em suas faltas e impedimentos.</text:p>
        </text:list-item>
      </text:list>
      <text:p text:style-name="P4"><text:soft-page-break/>Art. 13:</text:p>
      <text:p text:style-name="P4">Compete ao Tesoureiro:</text:p>
      <text:list xml:id="list181269458" text:style-name="L8">
        <text:list-item>
          <text:p text:style-name="P16">a guarda dos bens sociais, e o pagamento, mediante recibo, de contas visadas pelo Presidente;</text:p>
        </text:list-item>
        <text:list-item>
          <text:p text:style-name="P16">a superintendência da escrituração;</text:p>
        </text:list-item>
        <text:list-item>
          <text:p text:style-name="P16">a extração de balancetes trimestrais e anuais;</text:p>
        </text:list-item>
        <text:list-item>
          <text:p text:style-name="P16">a prestação de contas ao Conselho Fiscal da IGREJA, quando solicitado.</text:p>
        </text:list-item>
      </text:list>
      <text:p text:style-name="P4">§ único:</text:p>
      <text:p text:style-name="P4">Os valores depositados em bancos só serão levantados mediante cheques assinados pelo Presidente da IGREJA e por seu Tesoureiro.</text:p>
      <text:p text:style-name="P4">Art. 14</text:p>
      <text:p text:style-name="P4">No caso de vacância definitiva dos cargos de Vice-presidente, Secretário ou Tesoureiro deverá ser escolhido novo ocupante para o cargo, em Assembleia Geral Extraordinária, conduzida pelo Presidente da IGREJA.</text:p>
      <text:p text:style-name="P4">Seção II – DOS DEPARTAMENTOS</text:p>
      <text:p text:style-name="P4">Art. 15:</text:p>
      <text:p text:style-name="P4">Para administração das demandas espirituais da IGREJA esta poderá se subdividir em Departamentos, ou Ministérios, compostos por um mínimo de 3 (três) membros, colaboradores ou efetivos.</text:p>
      <text:p text:style-name="P4">§ 1º</text:p>
      <text:p text:style-name="P4">Compete aos líderes de Departamentos a gestão e supervisão dos trabalhos e a execução de suas respectivas programações, em conjunto com diretrizes definidas periodicamente pela Diretoria Executiva.</text:p>
      <text:p text:style-name="P4"><text:soft-page-break/>§ 2º:</text:p>
      <text:p text:style-name="P4">Os Departamentos serão definidos e regulamentados pelo Regimento Interno.</text:p>
      <text:p text:style-name="P4">CAPÍTULO IV</text:p>
      <text:p text:style-name="P4">DA ASSEMBLEIA GERAL</text:p>
      <text:p text:style-name="P4">Art. 16</text:p>
      <text:p text:style-name="P4">A Assembleia Geral, composta pelos membros efetivos da IGREJA, reunir-se-á no mínimo uma vez ao ano, em data determinada pela Diretoria, para deliberar sobre negócios da IGREJA.</text:p>
      <text:p text:style-name="P4">§ 1º:</text:p>
      <text:p text:style-name="P4">A convocação da Assembleia Geral se fará por aviso aos membros, com antecedência de quinze dias, pela Diretoria Executiva.</text:p>
      <text:p text:style-name="P4">Art. 17:</text:p>
      <text:p text:style-name="P4">Havendo matéria urgente e mediante convocação do Presidente, do Conselho Fiscal ou por requerimento de 1/5 (um quinto) dos membros da IGREJA, poderá ser realizada Assembleia Geral Extraordinária, em dia previamente designado, na forma do artigo anterior.</text:p>
      <text:p text:style-name="P4">§ 1º</text:p>
      <text:p text:style-name="P4">A Assembleia Geral funcionará com a presença de, no mínimo, 1/5 dos membros efetivos da IGREJA, em primeira convocação.</text:p>
      <text:p text:style-name="P4">§ 2º</text:p>
      <text:p text:style-name="P4"><text:soft-page-break/>Se não houver quorum, a Assembleia reunir-se-á trinta minutos após, em segunda convocação, com o número de membros efetivos presentes.</text:p>
      <text:p text:style-name="P4">Art. 18</text:p>
      <text:p text:style-name="P4">Compete à Assembleia Geral:</text:p>
      <text:list xml:id="list2481331086" text:style-name="L9">
        <text:list-item>
          <text:p text:style-name="P17">eleger os membros da Diretoria Executiva, periodicamente;</text:p>
        </text:list-item>
        <text:list-item>
          <text:p text:style-name="P17">tomar conhecimento dos negócios sociais e do relatório da Diretoria Executiva;</text:p>
        </text:list-item>
        <text:list-item>
          <text:p text:style-name="P17">julgar a escrituração social, após parecer emitido pelo Conselho Fiscal da IGREJA;</text:p>
        </text:list-item>
        <text:list-item>
          <text:p text:style-name="P17">examinar as contas, tomar providências sobre irregularidades praticadas pela Diretoria, substituir Diretores por desídia no cumprimento de seus deveres e eleger novos membros;</text:p>
        </text:list-item>
        <text:list-item>
          <text:p text:style-name="P17">referendar as Resoluções decididas pela Diretoria Executiva, e as alterações propostas por esta ao Regimento Interno, ou vetá-las.</text:p>
        </text:list-item>
      </text:list>
      <text:p text:style-name="P4">§ único:</text:p>
      <text:p text:style-name="P4">Para substituir membros da Diretoria Executiva em caráter extraordinário será necessária a presença na Assembleia Geral de, no mínimo, dois terços dos membros efetivos.</text:p>
      <text:p text:style-name="P4">Art. 19</text:p>
      <text:p text:style-name="P4">Nos intervalos entre o funcionamento da Assembleia Geral esta poderá delegar suas atribuições, no todo ou em parte, a um Conselho Administrativo, cujo funcionamento será regulamentado pelo Regimento Interno da IGREJA.</text:p>
      <text:p text:style-name="P4">§ 1º</text:p>
      <text:p text:style-name="P4">Os membros do Conselho Administrativo, caso este existir, serão eleitos pela Assembleia Geral para exercer mandato por dois anos.</text:p>
      <text:p text:style-name="P4">§ 2º</text:p>
      <text:p text:style-name="P4"><text:soft-page-break/>É vedado à Assembleia Geral delegar a qualquer órgão da IGREJA a faculdade de eleger e substituir os membros do Conselho Administrativo.</text:p>
      <text:p text:style-name="P4">CAPÍTULO V</text:p>
      <text:p text:style-name="P4">DO PATRIMÔNIO DA IGREJA E DO CONSELHO FISCAL</text:p>
      <text:p text:style-name="P4">Art. 20</text:p>
      <text:p text:style-name="P4">O patrimônio social da IGREJA será constituído:</text:p>
      <text:list xml:id="list3805313130" text:style-name="L10">
        <text:list-item>
          <text:p text:style-name="P39">de subvenções, donativos e contribuições dos membros;</text:p>
        </text:list-item>
        <text:list-item>
          <text:p text:style-name="P39">dos bens móveis e imóveis que a sociedade possua ou vier a possuir;</text:p>
        </text:list-item>
        <text:list-item>
          <text:p text:style-name="P18">de quaisquer outros valores adventícios.</text:p>
        </text:list-item>
      </text:list>
      <text:p text:style-name="P4">Art. 21</text:p>
      <text:p text:style-name="P4">Serão eleitos no mínimo 2 (dois) membros efetivos da IGREJA para compor o Conselho Fiscal, com mandato de 1 (um) ano, com as seguintes prerrogativas, dentre outras que lhe forem atribuídas pela Assembleia Geral:</text:p>
      <text:p text:style-name="P4">I- examinar, sem restrições, a todo tempo, os livros contábeis e quaisquer outros documentos da IGREJA;</text:p>
      <text:p text:style-name="P4">II- fiscalizar os atos da Diretoria e verificar o cumprimento dos seus deveres legais, estatutários e regimentais;</text:p>
      <text:p text:style-name="P4">III- comunicar à Assembleia Geral erros, fraudes ou delitos que descobrir, sugerindo providências úteis à regularização da IGREJA;</text:p>
      <text:p text:style-name="P4">IV- opinar sobre:</text:p>
      <text:p text:style-name="P4"><text:soft-page-break/>a) as demonstrações contábeis da IGREJA e demais dados concernentes à prestação de contas;</text:p>
      <text:p text:style-name="P4">b) o balancete semestral;</text:p>
      <text:p text:style-name="P4">c) a aquisição, alienação e oneração de bens pertencentes à IGREJA.</text:p>
      <text:p text:style-name="P4">§ 1º</text:p>
      <text:p text:style-name="P4">Qualquer membro efetivo da IGREJA poderá ser membro do Conselho Fiscal.</text:p>
      <text:p text:style-name="P4">§ 2º</text:p>
      <text:p text:style-name="P4">O tesoureiro fornecerá ao Conselho Fiscal, de três em três meses e no fim de exercício, balancete da tesouraria, acompanhado dos livros e comprovantes.</text:p>
      <text:p text:style-name="P4">§ 3º</text:p>
      <text:p text:style-name="P4">O Conselho Fiscal, por sua vez, prestará relatório à Diretoria de três em três meses e, ainda, um relatório geral no fim do exercício, fazendo-o acompanhar dos balancetes da tesouraria.</text:p>
      <text:p text:style-name="P4">CAPÍTULO V</text:p>
      <text:p text:style-name="P4">DISPOSIÇÕES GERAIS</text:p>
      <text:p text:style-name="P4">Art. 22</text:p>
      <text:p text:style-name="P4">O presente estatuto só poderá ser modificado em reunião da Assembleia Geral, convocada especialmente para esse fim, em caráter extraordinário, com a presença de, no mínimo, dois terços dos membros efetivos da IGREJA.</text:p>
      <text:p text:style-name="P4">Art. 23</text:p>
      <text:p text:style-name="P4"><text:soft-page-break/>A IGREJA será extinta quando assim deliberar a Assembleia Geral Extraordinária, para esse fim especialmente convocada e com a presença de, pelo menos, dois terços de seus membros efetivos.</text:p>
      <text:p text:style-name="P4">§ único</text:p>
      <text:p text:style-name="P4">Extinta a associação, o seu patrimônio será revertido em favor de uma instituição de caridade, designada pela referida Assembleia.</text:p>
      <text:p text:style-name="P4">Art. 24</text:p>
      <text:p text:style-name="P4">Aplicam-se nos casos omissos as disposições previstas no Regimento Interno da IGREJA e nas Resoluções da Diretoria e da Assembleia Geral.</text:p>
      <text:p text:style-name="P4">CIDADE, 00, MÊS, ANO.</text:p>
      <text:p text:style-name="P4">NOME COMPLETO – ASSOCIADOS FUNDADORES</text:p>
      <text:p text:style-name="P4">ASSINATURAS</text:p>
      <text:p text:style-name="P4">TESTEMUNHA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41">REGIMENTO INTERNO </text:p>
      <text:p text:style-name="P7">CAPÍTULO I -</text:p>
      <text:p text:style-name="P7">DA DENOMINAÇÃO, DA SEDE, DOS OBJETIVOS E OUTRAS DISPOSIÇÕES</text:p>
      <text:p text:style-name="P7">Art. 1º.</text:p>
      <text:p text:style-name="P7">A IGREJA EVANGÉLICA ***, doravante denominada IGREJA, é uma pessoa jurídica de direito privado, regida pelas normas expressas em seu Estatuto, neste Regimento Interno, nas deliberações de sua Assembleia Geral, uma vez aprovadas, e por aquelas contidas na legislação brasileira, no que lhe for aplicável.</text:p>
      <text:p text:style-name="P7">§ único</text:p>
      <text:p text:style-name="P7">Este Regimento Interno, doravante denominado REGIMENTO, tem validade para todos os efeitos em seus termos compreendidos no alcance de sua jurisdição.</text:p>
      <text:p text:style-name="P7">Art. 2º.</text:p>
      <text:p text:style-name="P7">A Sede Nacional da IGREJA localiza-se no seguinte endereço: ***</text:p>
      <text:p text:style-name="P7">§ 1º</text:p>
      <text:p text:style-name="P7">De acordo com a conveniência de suas atividades, a IGREJA poderá manter escritórios ou representações em outras localidades, como Sedes Regionais, cuja instalação dependerá dos termos deliberados em Assembleia Geral.</text:p>
      <text:p text:style-name="P7">§ 2º</text:p>
      <text:p text:style-name="P7">O foro da IGREJA está constituído no município onde estiver sua Sede Nacional.</text:p>
      <text:p text:style-name="P7"><text:soft-page-break/>Art. 3º.</text:p>
      <text:p text:style-name="P7">A IGREJA, constituída por prazo indeterminado, tem como objetivos:</text:p>
      <text:p text:style-name="P7">I. a prestação de culto a Deus, de acordo com as Escrituras Sagradas, no Antigo e no Novo Testamento, em sua pureza e integridade;</text:p>
      <text:p text:style-name="P7">II. a promoção da fraternidade cristã e os ensinamentos de N. S. Jesus Cristo.</text:p>
      <text:p text:style-name="P7">Art. 4º.</text:p>
      <text:p text:style-name="P7">No desenvolvimento de suas atividades, deverão ser observados pela IGREJA:</text:p>
      <text:list xml:id="list1253280048" text:style-name="L11">
        <text:list-item>
          <text:p text:style-name="P40">os princípios cristãos, descritos na Bíblia Sagrada;</text:p>
        </text:list-item>
        <text:list-item>
          <text:p text:style-name="P40">sua interpretação, resumida na Confissão de Fé da IGREJA;</text:p>
        </text:list-item>
        <text:list-item>
          <text:p text:style-name="P19">as Resoluções da Assembleia Geral.</text:p>
        </text:list-item>
      </text:list>
      <text:p text:style-name="P7">§ único</text:p>
      <text:p text:style-name="P7">Serão observadas, como normas subsidiárias, os Atos Pastorais, uma vez aprovados pelo Conselho Administrativo, se existir, ou pela Assembleia Geral.</text:p>
      <text:p text:style-name="P7">Art. 5º</text:p>
      <text:p text:style-name="P7">A Confissão de Fé da IGREJA está resumida nos seguintes princípios:</text:p>
      <text:p text:style-name="P7">I. Cremos na existência de um único Deus eterno, pessoal, inteligente e espiritual, eternamente existente em três pessoas: Pai, Filho e Espírito Santo.</text:p>
      <text:p text:style-name="P7">II. Cremos na soberania e sabedoria de Deus na criação e sustento do universo, na providência, na revelação e na redenção.</text:p>
      <text:p text:style-name="P7"><text:soft-page-break/>III. Cremos no Senhor Jesus Cristo como Filho Unigênito e coexistente com o Pai, na Sua encarnação humana, no Seu nascimento virginal, na sua vida sem pecado, nos seus milagres divinos, no Seu sacrifício redentor, na Sua ressurreição e ascensão corporal, na Sua mediação junto de Deus, na Sua segunda vinda pessoal, visível e em poder e glória.</text:p>
      <text:p text:style-name="P7">IV. Cremos no Espírito Santo, Sua personalidade, divindade e atividade, que opera a conversão e regeneração do pecador e lhe concede poder para testemunhar do Evangelho e exercitar dons.</text:p>
      <text:p text:style-name="P7">V. Cremos na inspiração divina e total das Escrituras Sagradas, na Sua suprema autoridade como única e suficiente regra em matéria de fé e de conduta e que não há qualquer erro ou engano em tudo o que ela declara.</text:p>
      <text:p text:style-name="P7">VI. Cremos que o homem foi criado por Deus à Sua imagem, que pecou em Adão, que caiu do seu primitivo estado de santidade por transgressão voluntária e que, como efeito do pecado, tornou-se um pecador por natureza e escolha, estando, por isso, sob a condenação de Deus.</text:p>
      <text:p text:style-name="P7">VII. Cremos na salvação e justificação do pecador pelo sacrifício expiatório de Jesus Cristo, que se adquire pela fé nele, como uma graça de Deus, independente do mérito humano, de boas obras ou de cerimônias.</text:p>
      <text:p text:style-name="P7">VIII. Cremos na imortalidade da alma, na ressurreição corporal de todos os mortos, no juízo final do mundo pelo Senhor Jesus Cristo, na eterna bem-aventurança dos crentes e na eterna condenação dos não crentes.</text:p>
      <text:p text:style-name="P7">IX. Cremos que a Igreja é o corpo universal e espiritual de Cristo, cuja cabeça é Ele, com missão de pregar o Evangelho no mundo inteiro e que, na sua expressão local, ela é um corpo vivo, uma comunhão de crentes congregados para a sua edificação, adoração e proclamação do Evangelho. Cremos também que Cristo conferiu à sua Igreja, com carácter de permanência, duas ordenanças: o Batismo e a Ceia do Senhor.</text:p>
      <text:p text:style-name="P7"><text:soft-page-break/>X. Cremos que é dever de todas as igrejas locais e de cada crente em particular esforçarem-se por fazer discípulos em todas as nações e proclamarem a toda a criatura a grande salvação de Deus.</text:p>
      <text:p text:style-name="P7">XI. Cremos que é dever de todo o cristão servir a Deus em boa mordomia, promover a paz entre todos os homens e a cooperação entre as igrejas e os irmãos, tendo em vista a concretização dos grandes objetivos do Reino de Deus.</text:p>
      <text:p text:style-name="P7">Art. 6º.</text:p>
      <text:p text:style-name="P7">O exercício social se iniciará em 1º de janeiro e será finalizado em 31 de dezembro, em conformidade ao ano civil.</text:p>
      <text:p text:style-name="P7">CAPÍTULO II - DO QUADRO SOCIAL E DAS RESPONSABILIDADES DOS MEMBROS</text:p>
      <text:p text:style-name="P7">Art. 7º.</text:p>
      <text:p text:style-name="P7">A IGREJA será composta por número ilimitado de membros, exclusivamente pessoas físicas, divididos nas seguintes categorias:</text:p>
      <text:p text:style-name="P7">a) Efetivos ou Comungantes: pessoas que se engajem, ativa e regularmente, nas atividades desenvolvidas pela IGREJA e com o Evangelho de Nosso Senhor Jesus Cristo, dispondo-se para a consecução dos fins desta entidade;</text:p>
      <text:p text:style-name="P7">b) Colaboradores ou Não-Comungantes: pessoas que, ainda que contribuam financeiramente com quantias, bens ou direitos para a manutenção da IGREJA, não possuem, momentaneamente, condições para exercer plenamente direitos como membros efetivos da IGREJA;</text:p>
      <text:p text:style-name="P7">§ 1º</text:p>
      <text:p text:style-name="P7">Menores de 18 anos poderão ser admitidos como membros, na condição de colaboradores, desde que sejam ouvidos os responsáveis legais.</text:p>
      <text:p text:style-name="P7"><text:soft-page-break/>Art. 7-A</text:p>
      <text:p text:style-name="P7">Somente membros efetivos, ou comungantes, poderão participar da Ceia do Senhor, seja distribuindo ou preparando os elementos, ou consumindo-os.</text:p>
      <text:p text:style-name="P7">§ único</text:p>
      <text:p text:style-name="P7">Membros efetivos cumprindo pena disciplinar não deverão participar da Ceia do Senhor, assim como aqueles que não compartilham das doutrinas professadas pela IGREJA, ou do pensamento desta.</text:p>
      <text:p text:style-name="P7">Art. 8º</text:p>
      <text:p text:style-name="P7">Para tornar-se membro efetivo da IGREJA é obrigatório participar de curso de conhecimentos bíblicos e teológicos, salvo no caso de transferência vinda de entidade religiosa com princípios compatíveis com os praticados pela IGREJA.</text:p>
      <text:p text:style-name="P7">Art. 9º (obs.: para batismo por imersão)</text:p>
      <text:p text:style-name="P7">O membro colaborador, ou a pessoa que não tiver experiência anterior com os princípios cristãos, deverá passar obrigatoriamente pelo batismo por imersão para ser admitido como membro efetivo da IGREJA.</text:p>
      <text:p text:style-name="P7">Art. 9º (obs.: para batismo por aspersão e confirmação - profissão de fé)</text:p>
      <text:p text:style-name="P7">O membro colaborador, ou a pessoa que não tiver experiência anterior com os princípios cristãos, deverá ser batizado para ser admitido como membro colaborador da IGREJA, e efetuar a profissão pública de fé para ser admitido como membro efetivo.</text:p>
      <text:p text:style-name="P7">Art. 10.</text:p>
      <text:p text:style-name="P7">São deveres do membro, efetivo ou colaborador:</text:p>
      <text:list xml:id="list2026348347" text:style-name="L12">
        <text:list-item>
          <text:p text:style-name="P20"><text:soft-page-break/>respeitar e observar as disposições deste estatuto, bem como demais normas aprovadas pela Assembleia Geral e pelo Conselho Administrativo ou previstas na legislação brasileira;</text:p>
        </text:list-item>
        <text:list-item>
          <text:p text:style-name="P20">agir com decoro e com respeito em relação à IGREJA;</text:p>
        </text:list-item>
        <text:list-item>
          <text:p text:style-name="P20">cooperar para a efetivação dos objetivos da IGREJA e para o seu fortalecimento;</text:p>
        </text:list-item>
        <text:list-item>
          <text:p text:style-name="P20">contribuir para a manutenção da IGREJA, trazendo seus dízimos e ofertas, caso existam, de acordo com o procedimento determinado pela Assembleia Geral;</text:p>
        </text:list-item>
        <text:list-item>
          <text:p text:style-name="P20">participar de maneira ativa, comprometida e zelosa para com as atividades para as quais tenha sido designado;</text:p>
        </text:list-item>
        <text:list-item>
          <text:p text:style-name="P20">exercer com responsabilidade os cargos para os quais tenha sido eleito pela Assembleia Geral, na administração, fiscalização ou no âmbito espiritual.</text:p>
        </text:list-item>
      </text:list>
      <text:p text:style-name="P7">Art. 11. São direitos do membro:</text:p>
      <text:list xml:id="list242677955" text:style-name="L13">
        <text:list-item>
          <text:p text:style-name="P21">participar das atividades da IGREJA;</text:p>
        </text:list-item>
        <text:list-item>
          <text:p text:style-name="P21">apresentar propostas de atividades ou programas compatíveis com os objetivos da IGREJA, nos Departamentos e na Assembleia Geral;</text:p>
        </text:list-item>
        <text:list-item>
          <text:p text:style-name="P21">participar das principais deliberações da IGREJA, através de sua Assembleia Geral, com direito a voz e a voto;</text:p>
        </text:list-item>
        <text:list-item>
          <text:p text:style-name="P21">participar da Santa Ceia, caso seja membro efetivo e não haja impedimentos.</text:p>
        </text:list-item>
      </text:list>
      <text:p text:style-name="P7">§ único</text:p>
      <text:p text:style-name="P7">Somente os membros efetivos poderão se candidatar e ser eleitos membros da Diretoria, Conselho Administrativo e do Conselho Fiscal, quando existirem.</text:p>
      <text:p text:style-name="P7">Art. 12.</text:p>
      <text:p text:style-name="P7">Salvo quando expressamente autorizados pelo Conselho Administrativo ou pela Assembleia Geral, os membros não poderão pronunciar-se em nome da IGREJA, representá-la em qualquer circunstância que seja ou contrair obrigações a serem por ela cumpridas.</text:p>
      <text:p text:style-name="P7">Art. 13.</text:p>
      <text:p text:style-name="P7"><text:soft-page-break/>Os membros, de qualquer das categorias acima mencionadas, não responderão individualmente, de maneira solidária ou subsidiária, pelas obrigações da IGREJA ou pelos atos praticados pelo Conselho Administrativo e demais órgãos deliberativos, administrativos e fiscalizatórios.</text:p>
      <text:p text:style-name="P7">Art. 14. O membro poderá ser desligado da IGREJA:</text:p>
      <text:list xml:id="list454700924" text:style-name="L14">
        <text:list-item>
          <text:p text:style-name="P22">a qualquer momento, por sua vontade, mediante requisição dirigida ao Pastor Presidente ou ao Conselho Administrativo, caso esse existir;</text:p>
        </text:list-item>
        <text:list-item>
          <text:p text:style-name="P22">por processo disciplinar, analisada pelo Pastor Presidente em conjunto com o Conselho Administrativo, caso esse existir;</text:p>
        </text:list-item>
        <text:list-item>
          <text:p text:style-name="P22">pela dissolução da IGREJA;</text:p>
        </text:list-item>
        <text:list-item>
          <text:p text:style-name="P22">pelo seu falecimento.</text:p>
        </text:list-item>
      </text:list>
      <text:p text:style-name="P7">Art. 15.</text:p>
      <text:p text:style-name="P7">O processo disciplinar mencionado no inciso II do artigo anterior será instaurado pelo Pastor Presidente, por denúncia, queixa ou a pedido do Conselho Administrativo, garantindo-se ao membro acusado ampla defesa e contraditório, constatada falta que justifique sua instauração.</text:p>
      <text:p text:style-name="P7">§ 1º</text:p>
      <text:p text:style-name="P7">Define-se como falta tudo aquilo que não esteja em conformidade com a doutrina e prática dos membros da IGREJA, com os ensinos da Bíblia Sagrada ou que prejudique a paz, a unidade, a pureza, a ordem e a boa administração da comunidade cristã.</text:p>
      <text:p text:style-name="P7">§ 2º.</text:p>
      <text:p text:style-name="P7">Não será considerada falta, ou admitida para acusação, nada que não vá de encontro à Bíblia e a interpretação definida pela IGREJA, em sua Confissão de Fé.</text:p>
      <text:p text:style-name="P7">Art. 16</text:p>
      <text:p text:style-name="P7"><text:soft-page-break/>O Pastor Presidente, em conjunto com o Conselho Administrativo (caso existir) deverá averiguar as alegações apresentadas contra o membro acusado, notificando-o para a apresentação de defesa, e, após, deverá elaborar o relatório final sobre o caso, no prazo máximo de 30 (trinta) dias, a contar do início de sua tramitação.</text:p>
      <text:p text:style-name="P7">§ 1º.</text:p>
      <text:p text:style-name="P7">Concluído o procedimento disciplinar, o Pastor Presidente poderá optar pela aplicação das seguintes penalidades, a depender das circunstâncias do caso:</text:p>
      <text:p text:style-name="P7">I. Advertência, verbal ou escrita;</text:p>
      <text:p text:style-name="P7">II. Suspensão de direitos como membro, por prazo determinado;</text:p>
      <text:p text:style-name="P7">III. Suspensão de direitos, por prazo indeterminado;</text:p>
      <text:p text:style-name="P7">IV. Exclusão do rol de membros da IGREJA.</text:p>
      <text:p text:style-name="P7">§ 2º</text:p>
      <text:p text:style-name="P7">São atenuantes:</text:p>
      <text:list xml:id="list4199819185" text:style-name="L15">
        <text:list-item>
          <text:p text:style-name="P23">pouca experiência religiosa;</text:p>
        </text:list-item>
        <text:list-item>
          <text:p text:style-name="P23">desconhecimento das doutrinas evangélicas;</text:p>
        </text:list-item>
        <text:list-item>
          <text:p text:style-name="P23">influência do meio;</text:p>
        </text:list-item>
        <text:list-item>
          <text:p text:style-name="P23">bom comportamento anterior;</text:p>
        </text:list-item>
        <text:list-item>
          <text:p text:style-name="P23">assiduidade nos serviços divinos;</text:p>
        </text:list-item>
        <text:list-item>
          <text:p text:style-name="P23">colaboração nas atividades da Igreja;</text:p>
        </text:list-item>
        <text:list-item>
          <text:p text:style-name="P23">humildade;</text:p>
        </text:list-item>
        <text:list-item>
          <text:p text:style-name="P23">arrependimento e desejo de corrigir-se;</text:p>
        </text:list-item>
        <text:list-item>
          <text:p text:style-name="P23">ausência de más intenções;</text:p>
        </text:list-item>
        <text:list-item>
          <text:p text:style-name="P23">confissão voluntária.</text:p>
        </text:list-item>
      </text:list>
      <text:p text:style-name="P7">§ 2º</text:p>
      <text:p text:style-name="P7"><text:soft-page-break/>São agravantes:</text:p>
      <text:list xml:id="list2481772975" text:style-name="L16">
        <text:list-item>
          <text:p text:style-name="P24">experiência religiosa;</text:p>
        </text:list-item>
        <text:list-item>
          <text:p text:style-name="P24">conhecimento notório das doutrinas evangélicas;</text:p>
        </text:list-item>
        <text:list-item>
          <text:p text:style-name="P24">boa influência do meio;</text:p>
        </text:list-item>
        <text:list-item>
          <text:p text:style-name="P24">maus precedentes;</text:p>
        </text:list-item>
        <text:list-item>
          <text:p text:style-name="P24">ausência aos cultos;</text:p>
        </text:list-item>
        <text:list-item>
          <text:p text:style-name="P24">arrogância e desobediência;</text:p>
        </text:list-item>
        <text:list-item>
          <text:p text:style-name="P24">não reconhecimento da falta.</text:p>
        </text:list-item>
      </text:list>
      <text:p text:style-name="P7">§ 4º.</text:p>
      <text:p text:style-name="P7">Notificado da decisão, o membro acusado poderá recorrer à Assembleia Geral, no prazo de 15 (quinze) dias a contar da comunicação da decisão em culto público.</text:p>
      <text:p text:style-name="P7">CAPÍTULO III - DA ADMINISTRAÇÃO</text:p>
      <text:p text:style-name="P7">Art. 16.</text:p>
      <text:p text:style-name="P7">São órgãos de deliberação, de administração e de fiscalização da IGREJA:</text:p>
      <text:list xml:id="list3661065378" text:style-name="L17">
        <text:list-item>
          <text:p text:style-name="P25">a Assembleia Geral;</text:p>
        </text:list-item>
        <text:list-item>
          <text:p text:style-name="P25">a Diretoria Executiva;</text:p>
        </text:list-item>
        <text:list-item>
          <text:p text:style-name="P25">o Conselho Administrativo;</text:p>
        </text:list-item>
        <text:list-item>
          <text:p text:style-name="P25">o Conselho Fiscal.</text:p>
        </text:list-item>
      </text:list>
      <text:p text:style-name="P7">Seção 1 - Da Assembleia Geral</text:p>
      <text:p text:style-name="P7">Art. 17.</text:p>
      <text:p text:style-name="P7">A Assembleia Geral constitui-se no órgão máximo de deliberação da IGREJA e será composta por todos os membros regularmente registrados, independente de sua categoria, desde que em dia com as suas obrigações.</text:p>
      <text:p text:style-name="P7">Art. 18.</text:p>
      <text:p text:style-name="P7"><text:soft-page-break/>A Assembleia Geral Ordinária ocorrerá, no mínimo, três vezes ao ano, no primeiro, segundo e terceiro quadrimestres, para:</text:p>
      <text:list xml:id="list3470666423" text:style-name="L18">
        <text:list-item>
          <text:p text:style-name="P26">apreciar o relatório anual de atividades, o balanço patrimonial e demais documentos relativos aos movimentos financeiros e contábeis do período;</text:p>
        </text:list-item>
        <text:list-item>
          <text:p text:style-name="P26">eleger o Pastor Titular, os membros do Conselho Administrativo e do Conselho Fiscal, findo o seu mandato;</text:p>
        </text:list-item>
        <text:list-item>
          <text:p text:style-name="P26">apreciar o plano de ação anual proposto pelo Conselho Administrativo e pelo Pastor Presidente.</text:p>
        </text:list-item>
      </text:list>
      <text:p text:style-name="P7">Parágrafo único. No caso do inciso II, a Assembleia Geral Ordinária deverá ser realizada com antecedência mínima de 30 (trinta) e máxima de 60 (sessenta) dias, a contar da data em que se finaliza o mandato dos membros do Conselho Administrativo e do Conselho Fiscal.</text:p>
      <text:p text:style-name="P7">Art. 19.</text:p>
      <text:p text:style-name="P7">A Assembleia Geral poderá, ainda, ser convocada a se reunir extraordinariamente, a qualquer tempo, sempre que os interesses da IGREJA o exigirem e, especialmente, para tratar das seguintes questões:</text:p>
      <text:list xml:id="list1643466418" text:style-name="L19">
        <text:list-item>
          <text:p text:style-name="P27">1. propor e apreciar alterações neste estatuto social;</text:p>
        </text:list-item>
        <text:list-item>
          <text:p text:style-name="P27">1. destituir membros do Conselho Administrativo e do Conselho Fiscal;</text:p>
        </text:list-item>
        <text:list-item>
          <text:p text:style-name="P27">1. instituir e modificar o Regulamento Interno e outras normas da IGREJA;</text:p>
        </text:list-item>
        <text:list-item>
          <text:p text:style-name="P27">1. decidir sobre a dissolução da IGREJA;</text:p>
        </text:list-item>
        <text:list-item>
          <text:p text:style-name="P27">1. decidir sobre o recurso interposto contra decisão do Conselho Administrativo que determinou a exclusão de membro;</text:p>
        </text:list-item>
        <text:list-item>
          <text:p text:style-name="P27">1. autorizar a alienação ou a oneração, a qualquer título, de bens patrimoniais da IGREJA;</text:p>
        </text:list-item>
        <text:list-item>
          <text:p text:style-name="P27">1. deliberar sobre a instauração de novos escritórios, representações ou unidades da IGREJA, além das expressamente mencionadas neste estatuto.</text:p>
        </text:list-item>
      </text:list>
      <text:p text:style-name="P7">Art. 20.</text:p>
      <text:p text:style-name="P7"><text:soft-page-break/>A convocação da Assembleia Geral será realizada pelo Conselho Administrativo e, se inerte este, pelo Conselho Fiscal ou por pelo menos 1/5 (um quinto) dos membros em pleno gozo dos seus direitos.</text:p>
      <text:p text:style-name="P7">§ 1º. Os membros deverão ser convocados com, no mínimo, 5 (cinco) dias de antecedência da realização da Assembleia Geral.</text:p>
      <text:p text:style-name="P7">§ 2º. A convocação conterá indicações precisas do local, da data e do horário em que ocorrerá a Assembleia Geral, bem como das pautas que serão nela discutidas.</text:p>
      <text:p text:style-name="P7">§ 3º. A convocação será realizada por meio de anúncio afixado na sede da IGREJA.</text:p>
      <text:p text:style-name="P7">Art. 21.</text:p>
      <text:p text:style-name="P7">Para a instalação da Assembleia Geral, será necessária a presença de, no mínimo, 50% (cinquenta por cento) dos membros, em primeira chamada. Na segunda chamada, que será realizada após decorridos, no mínimo, 30 (trinta) minutos do horário marcado para o início, a Assembleia Geral será instaurada com qualquer número de presentes, exceto nos casos em que outro quorum seja exigido.</text:p>
      <text:p text:style-name="P7">Art. 22. Salvo disposições em contrário, as deliberações da Assembleia Geral serão tomadas por maioria simples dos presentes.</text:p>
      <text:p text:style-name="P7">Seção 2 - Do Conselho Administrativo</text:p>
      <text:p text:style-name="P7">Art. 23.</text:p>
      <text:p text:style-name="P7">O Conselho Administrativo constitui-se em órgão colegiado, instituído pela Assembleia Geral com o objetivo de fiscalizar e monitorar os atos do Pastor Presidente e da Diretoria Executiva, nos intervalos entre suas realizações.</text:p>
      <text:p text:style-name="P7">§ 1º</text:p>
      <text:p text:style-name="P7"><text:soft-page-break/>O mandato dos membros eleitos para o Conselho Administrativo será de 2 anos.</text:p>
      <text:p text:style-name="P7">Art. 24.</text:p>
      <text:p text:style-name="P7">O Conselho Administrativo será responsável por indicar à Assembleia Geral o escolhido para ser o Pastor Titular da IGREJA, após análise da experiência e atributos dos candidatos.</text:p>
      <text:p text:style-name="P7">Art. 25.</text:p>
      <text:p text:style-name="P7">O Conselho Administrativo se reunirá:</text:p>
      <text:p text:style-name="P7">I. ordinariamente, pelo menos uma vez por mês;</text:p>
      <text:p text:style-name="P7">II. extraordinariamente, sempre que houver necessidade ou interesse da IGREJA.</text:p>
      <text:p text:style-name="P7">Parágrafo único.</text:p>
      <text:p text:style-name="P7">A convocação para as reuniões será feita pelo Presidente da IGREJA ou por 50% (cinquenta por cento) dos membros do Conselho Administrativo.</text:p>
      <text:p text:style-name="P7">Art. 25-A</text:p>
      <text:p text:style-name="P7">Na ausência do Conselho Administrativo suas funções serão assumidas pela Diretoria Executiva, com anuência da Assembleia Geral.</text:p>
      <text:p text:style-name="P7">Seção III - Da Diretoria Executiva</text:p>
      <text:p text:style-name="P7">Art. 26</text:p>
      <text:p text:style-name="P7">A IGREJA será administrada pela Diretoria Executiva, composta por:</text:p>
      <text:list xml:id="list863021098" text:style-name="L20">
        <text:list-item>
          <text:p text:style-name="P28">1. Pastor Presidente;</text:p>
        </text:list-item>
        <text:list-item>
          <text:p text:style-name="P28"><text:soft-page-break/>1. Secretário;</text:p>
        </text:list-item>
        <text:list-item>
          <text:p text:style-name="P28">1. Tesoureiro.</text:p>
        </text:list-item>
      </text:list>
      <text:p text:style-name="P7">§ 1º</text:p>
      <text:p text:style-name="P7">Quando existir Conselho Administrativo, o Secretário e o Tesoureiro deverão ser, obrigatoriamente, membros daquele órgão.</text:p>
      <text:p text:style-name="P7">Art. 27</text:p>
      <text:p text:style-name="P7">O Pastor Presidente é o responsável, juntamente com a Diretoria Executiva, pela administração da IGREJA e por sua orientação espiritual.</text:p>
      <text:p text:style-name="P7">§ 1º</text:p>
      <text:p text:style-name="P7">As funções administrativas do cargo de Pastor Presidente podem ser delegadas ao Conselho Administrativo, ou à membros da Diretoria Executiva.</text:p>
      <text:p text:style-name="P7">Art. 28.</text:p>
      <text:p text:style-name="P7">São atribuições da Diretoria Executiva, em conjunto com o Conselho Administrativo, quando este existir:</text:p>
      <text:list xml:id="list1154662311" text:style-name="L21">
        <text:list-item>
          <text:p text:style-name="P29">coordenar e dirigir as atividades gerais da IGREJA;</text:p>
        </text:list-item>
        <text:list-item>
          <text:p text:style-name="P29">celebrar convênios com a iniciativa privada ou com o poder público, nacionais ou internacionais, buscando realizar os fins da IGREJA;</text:p>
        </text:list-item>
        <text:list-item>
          <text:p text:style-name="P29">estruturar departamentos, e formar comissões de trabalho, destinadas à realização de atividades específicas da IGREJA;</text:p>
        </text:list-item>
        <text:list-item>
          <text:p text:style-name="P29">elaborar e apresentar à Assembleia Geral o relatório anual de atividades, o balanço patrimonial e demais documentos relativos aos movimentos financeiros e contábeis da IGREJA durante o exercício fiscal anterior;</text:p>
        </text:list-item>
        <text:list-item>
          <text:p text:style-name="P29">elaborar e apresentar à Assembleia Geral o plano de ação anual, com previsão de despesas e de receitas para o exercício fiscal seguinte;</text:p>
        </text:list-item>
        <text:list-item>
          <text:p text:style-name="P29">elaborar a prestação de contas, sempre que requisitada por parceiros públicos ou privados;</text:p>
        </text:list-item>
        <text:list-item>
          <text:p text:style-name="P29"><text:soft-page-break/>receber o pedido de demissão dos membros e tomar as providências cabíveis;</text:p>
        </text:list-item>
        <text:list-item>
          <text:p text:style-name="P29">instaurar procedimento disciplinar para averiguar possíveis condutas gravosas dos membros, podendo, ao final, estabelecer-lhes penalidades, inclusive de expulsão, se for o caso;</text:p>
        </text:list-item>
        <text:list-item>
          <text:p text:style-name="P29">convocar a Assembleia Geral;</text:p>
        </text:list-item>
        <text:list-item>
          <text:p text:style-name="P29">cumprir e fazer cumprir este estatuto, bem como as suas próprias deliberações e aquelas proferidas pela Assembleia Geral;</text:p>
        </text:list-item>
        <text:list-item>
          <text:p text:style-name="P29">representar e defender os interesses dos membros;</text:p>
        </text:list-item>
        <text:list-item>
          <text:p text:style-name="P29">administrar os bens patrimoniais da IGREJA;</text:p>
        </text:list-item>
        <text:list-item>
          <text:p text:style-name="P29">contratar e demitir funcionários, de acordo com as necessidades da IGREJA.</text:p>
        </text:list-item>
      </text:list>
      <text:p text:style-name="P7">Art. 29.</text:p>
      <text:p text:style-name="P7">São responsabilidades específicas do Pastor Presidente:</text:p>
      <text:list xml:id="list1654513934" text:style-name="L22">
        <text:list-item>
          <text:p text:style-name="P30">representar ativa e passivamente, judicial e extrajudicialmente a IGREJA, sempre que notificado ou quando for conveniente aos interesses desta;</text:p>
        </text:list-item>
        <text:list-item>
          <text:p text:style-name="P30">presidir a Assembleia Geral e o Conselho Administrativo, quando esse existir;</text:p>
        </text:list-item>
        <text:list-item>
          <text:p text:style-name="P30">nomear procuradores e delegar poderes para fins específicos, quando houver necessidade;</text:p>
        </text:list-item>
        <text:list-item>
          <text:p text:style-name="P30">exercer a orientação espiritual da IGREJA;</text:p>
        </text:list-item>
        <text:list-item>
          <text:p text:style-name="P30">coordenar os processos administrativos disciplinares;</text:p>
        </text:list-item>
        <text:list-item>
          <text:p text:style-name="P30">ministrar os sacramentos (Batismo e Santa Ceia);</text:p>
        </text:list-item>
        <text:list-item>
          <text:p text:style-name="P30">executar demais funções a ele designadas pela Assembleia Geral ou pelo Conselho Administrativo.</text:p>
        </text:list-item>
      </text:list>
      <text:p text:style-name="P7">Art. 29-A</text:p>
      <text:p text:style-name="P7">Definem-se como sacramentos os atos de natureza espiritual que evidenciam o cristianismo de forma peculiar, a saber:</text:p>
      <text:list xml:id="list3754345562" text:style-name="L23">
        <text:list-item>
          <text:p text:style-name="P31">1. Santa Ceia, ou Ceia do Senhor;</text:p>
        </text:list-item>
        <text:list-item>
          <text:p text:style-name="P31">1. Batismo.</text:p>
        </text:list-item>
      </text:list>
      <text:p text:style-name="P7">§ 1º</text:p>
      <text:p text:style-name="P7"><text:soft-page-break/>Os sacramentos deverão obedecer, de forma estrita, aos procedimentos bíblicos, de acordo com Resolução elaborada pelo Pastor Presidente, e aprovada em Assembleia Geral.</text:p>
      <text:p text:style-name="P7">§ 2º</text:p>
      <text:p text:style-name="P7">A ministração dos sacramentos é ato exclusivo do Pastor Presidente, somente podendo ser delegada a pessoa com autoridade espiritual comprovada para realizá-los, nos termos deste Regimento Interno.</text:p>
      <text:p text:style-name="P7">Art. 30.</text:p>
      <text:p text:style-name="P7">Compete ao Secretário da IGREJA:</text:p>
      <text:list xml:id="list2725674500" text:style-name="L24">
        <text:list-item>
          <text:p text:style-name="P32">1. organizar e coordenar os serviços de secretaria;</text:p>
        </text:list-item>
        <text:list-item>
          <text:p text:style-name="P32">1. manter, sob sua guarda e responsabilidade, os livros e demais documentos relativos à secretaria;</text:p>
        </text:list-item>
        <text:list-item>
          <text:p text:style-name="P32">1. secretariar as reuniões do Conselho Administrativo e da Assembleia Geral, redigindo e subscrevendo as suas respectivas atas;</text:p>
        </text:list-item>
        <text:list-item>
          <text:p text:style-name="P32">1. responsabilizar-se pelos serviços de relações públicas e de divulgação da IGREJA, prestando os devidos esclarecimentos e mantendo contato constante com órgãos de imprensa e de comunicação;</text:p>
        </text:list-item>
        <text:list-item>
          <text:p text:style-name="P32">1. executar demais funções a ele designadas pela Assembleia Geral ou pelo Conselho Administrativo.</text:p>
        </text:list-item>
      </text:list>
      <text:p text:style-name="P7">Art. 31.</text:p>
      <text:p text:style-name="P7">Compete ao Tesoureiro da IGREJA:</text:p>
      <text:list xml:id="list2069004131" text:style-name="L25">
        <text:list-item>
          <text:p text:style-name="P33">1. organizar e coordenar os serviços de tesouraria e de contabilidade, zelando por sua transparência e equilíbrio orçamentário;</text:p>
        </text:list-item>
        <text:list-item>
          <text:p text:style-name="P33">1. manter sob sua guarda os livros e demais documentos relativos à tesouraria;</text:p>
        </text:list-item>
        <text:list-item>
          <text:p text:style-name="P33">1. arrecadar a receita e realizar o pagamento das despesas;</text:p>
        </text:list-item>
        <text:list-item>
          <text:p text:style-name="P33">1. apresentar relatórios de receitas e despesas sempre que solicitado;</text:p>
        </text:list-item>
        <text:list-item>
          <text:p text:style-name="P33"><text:soft-page-break/>1. executar demais funções a ele designadas pela Assembleia Geral ou pelo Conselho Administrativo.</text:p>
        </text:list-item>
      </text:list>
      <text:p text:style-name="P7">Art. 31-A</text:p>
      <text:p text:style-name="P7">Caso seja de conveniência da Assembleia Geral, ou do Conselho Administrativo, caso este existir, poderá ser autorizada a eleição de assistentes para os cargos de Secretário e Tesoureiro.</text:p>
      <text:p text:style-name="P7">§ 1º</text:p>
      <text:p text:style-name="P7">A eleição do Segundo Secretário e do Segundo Tesoureiro, quando houver, será efetuada em Assembleia Geral, seguindo os mesmos procedimentos previstos neste Regimento.</text:p>
      <text:p text:style-name="P7">Seção 3 - Do Conselho Fiscal</text:p>
      <text:p text:style-name="P7">Art. 32.</text:p>
      <text:p text:style-name="P7">O Conselho Fiscal é o órgão colegiado responsável pela fiscalização das contas e das atividades contábeis e financeiras da IGREJA.</text:p>
      <text:p text:style-name="P7">Art. 33.</text:p>
      <text:p text:style-name="P7">O Conselho Fiscal será formado por 3 (três) membros, eleitos em Assembleia Geral, juntamente com o Conselho Administrativo, para mandato de 1 ano, sendo permitida a reeleição por até 3 (três) vezes, por períodos iguais e consecutivos.</text:p>
      <text:p text:style-name="P7">Art. 34.</text:p>
      <text:p text:style-name="P7">São atribuições do Conselho Fiscal:</text:p>
      <text:p text:style-name="P7">I. examinar periodicamente os livros e papéis da IGREJA e o estado da caixa e da carteira, devendo os membros do Conselho Administrativo prestar-lhes todas as informações solicitadas;</text:p>
      <text:p text:style-name="P7"><text:soft-page-break/>II. avaliar e emitir parecer sobre o relatório anual de atividades, o balanço patrimonial e demais documentos relativos aos movimentos financeiros e contábeis da IGREJA;</text:p>
      <text:p text:style-name="P7">III. avaliar e emitir parecer sobre o plano de ação anual elaborado pelo Conselho Administrativo, opinando sobre as despesas e as receitas nele contidas;</text:p>
      <text:p text:style-name="P7">IV. denunciar imediatamente à Assembleia Geral os erros, fraudes ou crimes verificados, sugerindo providências úteis à IGREJA;</text:p>
      <text:p text:style-name="P7">V. opinar sobre despesas extraordinárias.</text:p>
      <text:p text:style-name="P7">Art. 35.</text:p>
      <text:p text:style-name="P7">O Conselho Fiscal se reunirá:</text:p>
      <text:p text:style-name="P7">I. ordinariamente, pelo menos uma vez a cada mês;</text:p>
      <text:p text:style-name="P7">II. extraordinariamente, sempre que houver necessidade ou interesse da IGREJA.</text:p>
      <text:p text:style-name="P7">Parágrafo único.</text:p>
      <text:p text:style-name="P7">A convocação para as reuniões será feita pelo Presidente da IGREJA ou por 50% (cinquenta por cento) dos membros do Conselho Fiscal.</text:p>
      <text:p text:style-name="P7">Seção 4 - Das eleições</text:p>
      <text:p text:style-name="P7">Art. 36.</text:p>
      <text:p text:style-name="P7">A organização das eleições ficará a cargo do Conselho Administrativo, quando existir, ou de uma Comissão criada especificamente para coordenar a eleição, composta de 3 (três) ou mais membros isentos, que não estejam concorrendo aos cargos competidos.</text:p>
      <text:p text:style-name="P7">Art. 37.</text:p>
      <text:p text:style-name="P7"><text:soft-page-break/>A Comissão Eleitoral divulgará, com a antecedência necessária, o edital de convocação em que estarão especificadas as datas de inscrição dos participantes e de votação, dentre outras questões relevantes.</text:p>
      <text:p text:style-name="P7">Art. 38.</text:p>
      <text:p text:style-name="P7">A votação será secreta, observando-se o seguinte procedimento:</text:p>
      <text:list xml:id="list449457366" text:style-name="L26">
        <text:list-item>
          <text:p text:style-name="P34">1. Será efetuada uma primeira votação, na qual os candidatos que obtiverem maioria absoluta dos votos presentes serão considerados eleitos para os cargos;</text:p>
        </text:list-item>
        <text:list-item>
          <text:p text:style-name="P34">1. No caso de um ou mais candidatos não alcançarem maioria absoluta, será realizado segundo escrutínio para preencher os cargos restantes, com os candidatos que não forem eleitos em primeira votação, excluindo-se os menos votados, a critério da Assembleia Geral;</text:p>
        </text:list-item>
        <text:list-item>
          <text:p text:style-name="P34">1. Após a segunda votação, os candidatos mais votados serão considerados eleitos.</text:p>
        </text:list-item>
      </text:list>
      <text:p text:style-name="P7">§ único</text:p>
      <text:p text:style-name="P7">Excepcionalmente poderá ser admitida eleição por aclamação, quando o número de candidatos for igual ao número de vagas, a critério da Assembleia Geral.</text:p>
      <text:p text:style-name="P7">Seção IV - De outras disposições</text:p>
      <text:p text:style-name="P7">Art. 39.</text:p>
      <text:p text:style-name="P7">Excetuando-se o Pastor Titular e eventuais auxiliares, cujos subsídios serão fixados pelo Conselho Administrativo e aprovados pelo Conselho Fiscal da IGREJA, não serão atribuídas aos membros remunerações, de qualquer espécie ou natureza.</text:p>
      <text:p text:style-name="P7">Art. 40.</text:p>
      <text:p text:style-name="P7"><text:soft-page-break/>Os membros que, devidamente eleitos em Assembleia Geral, ocupem cargos na Diretoria Executiva, no Conselho Administrativo ou no Conselho Fiscal poderão ser destituídos, com justa causa, mediante a verificação de uma das seguintes hipóteses:</text:p>
      <text:list xml:id="list2648153735" text:style-name="L27">
        <text:list-item>
          <text:p text:style-name="P35">1. mau uso ou dilapidação do patrimônio social;</text:p>
        </text:list-item>
        <text:list-item>
          <text:p text:style-name="P35">1. abandono do cargo, entendido como a ausência injustificada em 3 (três) reuniões consecutivas do órgão do qual faça parte;</text:p>
        </text:list-item>
        <text:list-item>
          <text:p text:style-name="P35">1. ocupação de outro cargo ou função que seja incompatível com aquele ocupado na IGREJA;</text:p>
        </text:list-item>
        <text:list-item>
          <text:p text:style-name="P35">1. prática de atos lesivos à IGREJA, que podem provocar-lhe prejuízo moral ou material;</text:p>
        </text:list-item>
        <text:list-item>
          <text:p text:style-name="P35">1. desobediência às normas contidas neste estatuto ou decididas em Assembleia Geral ou pelo Conselho Administrativo;</text:p>
        </text:list-item>
        <text:list-item>
          <text:p text:style-name="P35">1. conduta incompatível com os objetivos da IGREJA, tais como a prática de atividades criminosas ou ilícitas.</text:p>
        </text:list-item>
      </text:list>
      <text:p text:style-name="P7">§ 1º.</text:p>
      <text:p text:style-name="P7">O procedimento de destituição será instaurado pela Assembleia Geral, mediante requisição do Conselho Fiscal, de qualquer membro do Conselho Administrativo ou de, no mínimo, 50% (cinquenta por cento) dos membros.</text:p>
      <text:p text:style-name="P7">§ 2º.</text:p>
      <text:p text:style-name="P7">A Assembleia Geral designará comissão especial composta por 3 (três) ou mais membros isentos, que serão responsáveis pela averiguação das alegações apresentadas contra o gestor acusado, inclusive devendo notificá-lo para a apresentação de defesa, e pela elaboração de relatório final sobre o caso, no prazo máximo de 15 dias, a contar do início de sua tramitação.</text:p>
      <text:p text:style-name="P7">§ 3º.</text:p>
      <text:p text:style-name="P7">Concluído o procedimento disciplinar, a Assembleia Geral deverá ser convocada imediatamente, para analisar o relatório final e deliberar sobre a destituição do membro acusado.</text:p>
      <text:p text:style-name="P7"><text:soft-page-break/>§ 4º.</text:p>
      <text:p text:style-name="P7">A destituição dos membros do Conselho Administrativo e do Conselho Fiscal dependerá do voto favorável de, no mínimo, 2/3 (dois terços) dos membros.</text:p>
      <text:p text:style-name="P7">Art. 41.</text:p>
      <text:p text:style-name="P7">Além das práticas de gestão administrativa descritas neste estatuto, a IGREJA poderá, ainda, adotar outras que sejam necessárias e suficientes para coibir a obtenção, de forma individual ou coletiva, de benefícios ou vantagens pessoais, em decorrência da participação no respectivo processo decisório.</text:p>
      <text:p text:style-name="P7">CAPÍTULO IV - DO PATRIMÔNIO E DA FONTE DE RECURSOS</text:p>
      <text:p text:style-name="P7">Art. 42. O patrimônio da IGREJA será composto e mantido por:</text:p>
      <text:p text:style-name="P7">I. bens móveis e imóveis que lhe tenham sido doados, transferidos ou incorporados ou que tenham sido por ela adquiridos, provenientes de pessoas físicas ou jurídicas, nacionais ou internacionais, associadas ou não;</text:p>
      <text:p text:style-name="P7">II. bens e direitos provenientes das rendas patrimoniais ou das atividades exercidas pela IGREJA;</text:p>
      <text:p text:style-name="P7">III. contribuições dos membros;</text:p>
      <text:p text:style-name="P7">IV. produtos de festivais, campanhas ou outros eventos realizados em prol da IGREJA;</text:p>
      <text:p text:style-name="P7">V. subvenções ou auxílios governamentais.</text:p>
      <text:p text:style-name="P7">Art. 43. A IGREJA não distribuirá entre seus membros ou entre seus gestores lucros, bonificações ou vantagens, a qualquer título ou de qualquer natureza.</text:p>
      <text:p text:style-name="P7">CAPÍTULO V - DA PRESTAÇÃO DE CONTAS</text:p>
      <text:p text:style-name="P7"><text:soft-page-break/>Art. 44. A prestação de contas da IGREJA deverá observar os princípios fundamentais de contabilidade e das Normas Brasileiras de Contabilidade, bem como:</text:p>
      <text:list xml:id="list2672055160" text:style-name="L28">
        <text:list-item>
          <text:p text:style-name="P36">1. a publicidade, por qualquer meio eficaz, no encerramento do exercício fiscal, ao relatório de atividades e das demonstrações financeiras, incluindo-se as certidões negativas de débitos junto ao INSS e ao FGTS, colocando-os à disposição para exame de qualquer cidadão;</text:p>
        </text:list-item>
        <text:list-item>
          <text:p text:style-name="P36">1. a realização de auditoria, inclusive por auditores externos independentes se for o caso, da aplicação dos eventuais recursos objeto de termos de parceria, conforme previsto em regulamento;</text:p>
        </text:list-item>
      </text:list>
      <text:p text:style-name="P7">§ único</text:p>
      <text:p text:style-name="P1"><text:span text:style-name="T8">A prestação de contas de todos os recursos e bens de origem pública recebidos será feita conforme determina o </text:span><text:a xlink:type="simple" xlink:href="https://www.jusbrasil.com.br/topicos/10697794/parágrafo-1-artigo-70-da-constituição-federal-de-1988" text:style-name="Internet_20_link" text:visited-style-name="Visited_20_Internet_20_Link"><text:span text:style-name="T1">parágrafo único</text:span></text:a><text:span text:style-name="T8"> do art. </text:span><text:a xlink:type="simple" xlink:href="https://www.jusbrasil.com.br/topicos/10631436/artigo-70-da-constituição-federal-de-1988" text:style-name="Internet_20_link" text:visited-style-name="Visited_20_Internet_20_Link"><text:span text:style-name="T1">70</text:span></text:a><text:span text:style-name="T8"> da </text:span><text:a xlink:type="simple" xlink:href="https://www.jusbrasil.com.br/legislacao/128510890/constituição-federal-constituição-da-republica-federativa-do-brasil-1988" text:style-name="Internet_20_link" text:visited-style-name="Visited_20_Internet_20_Link"><text:span text:style-name="T1">Constituição Federal</text:span></text:a><text:span text:style-name="T8">.</text:span></text:p>
      <text:p text:style-name="P7">CAPÍTULO VII - DOS MINISTROS DA IGREJA E DOS MINISTÉRIOS</text:p>
      <text:p text:style-name="P7">Seção I - Dos Ministros</text:p>
      <text:p text:style-name="P7">Art. 45</text:p>
      <text:p text:style-name="P7">O Pastor Presidente poderá, conforme a conveniência da IGREJA, indicar à Assembleia Geral membros para assessorá-lo em seu Ministério espiritual, exercendo as seguintes funções e atribuições:</text:p>
      <text:list xml:id="list3198327917" text:style-name="L29">
        <text:list-item>
          <text:p text:style-name="P37">1. Pastor Auxiliar: auxiliar o Presidente na orientação espiritual, admoestação e em outras funções específicas de seu Ministério;</text:p>
        </text:list-item>
        <text:list-item>
          <text:p text:style-name="P37">1. Evangelista ou Missionário: coordenar trabalhos em filiais da IGREJA, denominados Núcleos ou Congregações, nos quais é responsável pela coordenação das atividades e orientação espiritual, ou em atividades no Brasil ou no Exterior, relativas à divulgação do Evangelho de Nosso Senhor Jesus Cristo, prestando contas de sua atividade à IGREJA;</text:p>
        </text:list-item>
        <text:list-item>
          <text:p text:style-name="P37">1. Conselheiros (Presbíteros) e Conselheiras: coordenar atividades de natureza espiritual, não-onerosa, a critério do Pastor Presidente;</text:p>
        </text:list-item>
        <text:list-item>
          <text:p text:style-name="P37"><text:soft-page-break/>1. Diáconos e Diaconisas: cuidar da ordem litúrgica nos cultos, e da caixa de assistência social dos membros da IGREJA.</text:p>
        </text:list-item>
      </text:list>
      <text:p text:style-name="P7">§ único</text:p>
      <text:p text:style-name="P7">A ministração dos sacramentos à IGREJA é prerrogativa exclusiva do Pastor Presidente, ou de quem for autorizado por este, nos termos deste Estatuto e do Regimento Interno.</text:p>
      <text:p text:style-name="P7">Art. 46</text:p>
      <text:p text:style-name="P7">Os cultos realizados por ocasião do casamento entre membros da IGREJA somente serão efetuados pelo Pastor Presidente ou por pessoa por ele autorizada.</text:p>
      <text:p text:style-name="P7">§ 1º</text:p>
      <text:p text:style-name="P7">É expressamente proibida a realização de cerimônias matrimoniais nas dependências da IGREJA quando um dos membros não professar a fé cristã.</text:p>
      <text:p text:style-name="P7">§ 2º</text:p>
      <text:p text:style-name="P7">Ao Pastor Presidente reserva-se o direito de vetar cerimônia matrimonial, caso se constate ou suspeite de algum impedimento, nos termos do Estatuto da IGREJA e deste Regimento Interno.</text:p>
      <text:p text:style-name="P7">Seção II - Dos Ministérios</text:p>
      <text:p text:style-name="P7">Art. 47</text:p>
      <text:p text:style-name="P7">Para realizar suas atividades de maneira eficiente a IGREJA poderá ser subdividida em Departamentos, ou Ministérios, responsáveis pelas seguintes áreas:</text:p>
      <text:list xml:id="list2397814839" text:style-name="L30">
        <text:list-item>
          <text:p text:style-name="P38">Liturgia: responsável pelo zelo quanto aos símbolos de fé da IGREJA, e pela ordem nas suas atividades cotidianas;</text:p>
        </text:list-item>
        <text:list-item>
          <text:p text:style-name="P38"><text:soft-page-break/>Ensino Bíblico: responsável pelo conhecimento bíblico, vida devocional e educação cristã dos membros;</text:p>
        </text:list-item>
        <text:list-item>
          <text:p text:style-name="P38">Música: abrange a área do louvor, dos instrumentos, dos conjuntos, da educação musical e de todas as outras atividades musicais;</text:p>
        </text:list-item>
        <text:list-item>
          <text:p text:style-name="P38">Assistência Social: responsável por desenvolver o espírito de serviço entre os membros como prática concreta do amor cristão, seja internamente, ou por atividades com a sociedade como um todo;</text:p>
        </text:list-item>
        <text:list-item>
          <text:p text:style-name="P38">Comunicação: responsável por fazer chegar aos membros toda informação necessária ao bom andamento e ao desenvolvimento dos trabalhos das Ministérios, bem como pelo contato externo com a imprensa;</text:p>
        </text:list-item>
        <text:list-item>
          <text:p text:style-name="P38">Evangelização e Missões: responsável pelos trabalhos de evangelização pessoal e de massa da IGREJA, bem como pelo trabalho missionário.</text:p>
        </text:list-item>
        <text:list-item>
          <text:p text:style-name="P38">Juventude: responsável pelos trabalhos com os jovens;</text:p>
        </text:list-item>
        <text:list-item>
          <text:p text:style-name="P38">Adolescentes: responsável por atividades com esta faixa de idade;</text:p>
        </text:list-item>
        <text:list-item>
          <text:p text:style-name="P38">Infanto juvenil: responsável pelos trabalhos realizados com crianças e pré-adolescentes.</text:p>
        </text:list-item>
      </text:list>
      <text:p text:style-name="P7">Art. 48</text:p>
      <text:p text:style-name="P7">Compete aos líderes dos Ministérios a sua gestão e supervisão, bem como a execução de suas respectivas programações, após aprovação destas pelo Pastor Presidente, ouvido o Conselho Administrativo.</text:p>
      <text:p text:style-name="P7">§ 1º</text:p>
      <text:p text:style-name="P7">Os líderes dos Ministérios serão escolhidos pelo Pastor Presidente anualmente, ouvidos o Conselho Administrativo, caso exista, e os membros de cada Ministério (ou Departamento).</text:p>
      <text:p text:style-name="P7">§ 2º</text:p>
      <text:p text:style-name="P7">No caso de vacância prolongada do responsável pelo Ministério, por qualquer motivo, outro membro será nomeado pelo Presidente, ouvido o Conselho Administrativo, para terminar o mandato vacante.</text:p>
      <text:p text:style-name="P7"><text:soft-page-break/>Art. 48-A</text:p>
      <text:p text:style-name="P7">Admite-se que Ministérios sejam criados, desmembrados ou fundidos, de acordo com a conveniência e a necessidade da IGREJA, pela Diretoria Executiva, exigindo-se, para tanto, aprovação pela Assembleia Geral.</text:p>
      <text:p text:style-name="P7">§ únicoº</text:p>
      <text:p text:style-name="P7">Os Ministérios responsáveis pelo trabalho com segmentos que necessitam de apoio específico, tais como idosos, jovens, adolescentes e crianças, serão coordenados por Conselheiros, que responderão diretamente ao Pastor Presidente e à Diretoria Executiva.</text:p>
      <text:p text:style-name="P7">CAPÍTULO VII - DA DISSOLUÇÃO</text:p>
      <text:p text:style-name="P7">Art. 49.</text:p>
      <text:p text:style-name="P7">A dissolução da IGREJA poderá ocorrer a qualquer tempo, caso se verifique não ser mais possível a realização de seu objeto social ou a continuação de suas atividades.</text:p>
      <text:p text:style-name="P7">Art. 50.</text:p>
      <text:p text:style-name="P7">Em caso de dissolução, o patrimônio social eventualmente remanescente deverá ser doado a instituição sem fins lucrativos com objetos e atividades similares à da presente IGREJA e com atuação na mesma região.</text:p>
      <text:p text:style-name="P7">Parágrafo único.</text:p>
      <text:p text:style-name="P7">Inexistente instituição com estas especificações, a Assembleia Geral deverá definir o destino do patrimônio remanescente.</text:p>
      <text:p text:style-name="P7">CAPÍTULO VI - DAS ALTERAÇÕES REGIMENTAIS E RESOLUÇÕES</text:p>
      <text:p text:style-name="P7">Art. 51</text:p>
      <text:p text:style-name="P7"><text:soft-page-break/>As cláusulas deste Regimento Interno e do Estatuto somente poderão ser modificadas, no todo ou em parte, através de Assembleia Geral, ordinária ou extraordinária, por ⅔ dos votos dos presentes.</text:p>
      <text:p text:style-name="P7">§ 1º</text:p>
      <text:p text:style-name="P7">Caso seja necessário o Pastor Presidente poderá formar comissões específicas, a fim de elaborar Resoluções que, uma vez aprovadas pela Assembleia Geral, possam servir como complemento ao Estatuto da IGREJA, a este Regimento Interno e demais atos efetuados pelo Pastor e pelo Conselho Administrativo.</text:p>
      <text:p text:style-name="P7">§ 2º</text:p>
      <text:p text:style-name="P7">No caso da IGREJA optar pela existência de um Conselho Administrativo este poderá, através de autorização pela Assembleia Geral, aprovar, modificar e extinguir as Resoluções, por maioria absoluta de seus membros.</text:p>
      <text:p text:style-name="P7">Art. 52</text:p>
      <text:p text:style-name="P7">Este Regimento Interno entrará em vigor na data de sua publicação, revogando toda e qualquer disposição em contrário.</text:p>
      <text:p text:style-name="P7">, __ de __________ de ____.</text:p>
      <text:p text:style-name="P3">IGREJA EVANGÉLICA ***</text:p>
      <text:p text:style-name="P7">______________________________</text:p>
      <text:p text:style-name="P2"><text:span text:style-name="Strong_20_Emphasis"><text:span text:style-name="T9">Presidente</text:span></text:span></text:p>
      <text:p text:style-name="P2"><text:span text:style-name="Strong_20_Emphasis"><text:span text:style-name="T10">“</text:span></text:span><text:span text:style-name="Strong_20_Emphasis"><text:span text:style-name="T9">Este Regimento Interno foi aprovado em Assembleia Geral Extraordinária especialmente convocada pelos meios legais, realizada em , e atualizado em **/**/****”</text:span></text:span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eorgia" svg:font-family="Georgia, 'Times New Roman', Times, serif"/>
    <style:font-face style:name="Google Sans" svg:font-family="'Google Sans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3T16:50:17.991183438</meta:creation-date>
    <dc:date>2023-06-27T13:42:33.600078325</dc:date>
    <meta:editing-duration>PT56M16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35" meta:paragraph-count="495" meta:word-count="6444" meta:character-count="41557" meta:non-whitespace-character-count="35742"/>
  </office:meta>
</office:document-meta>
</file>